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avid" svg:font-family="David"/>
    <style:font-face style:name="OpenSymbol" svg:font-family="OpenSymbol"/>
    <style:font-face style:name="david" svg:font-family="david"/>
    <style:font-face style:name="times new roman" svg:font-family="'times new roman'"/>
    <style:font-face style:name="Tahoma1" svg:font-family="Tahoma" style:font-family-generic="swiss"/>
    <style:font-face style:name="Frank Ruehl CLM" svg:font-family="'Frank Ruehl CL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achlieli CLM" svg:font-family="'Nachlieli CLM'"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writing-mode="rl-tb"/>
    </style:style>
    <style:style style:name="P2" style:family="paragraph" style:parent-style-name="Text_20_body">
      <style:paragraph-properties fo:text-align="end" style:justify-single-word="false" style:writing-mode="rl-tb"/>
      <style:text-properties style:font-name-complex="times new roman" style:font-size-complex="14pt" style:language-complex="he" style:country-complex="IL"/>
    </style:style>
    <style:style style:name="P3" style:family="paragraph" style:parent-style-name="Text_20_body">
      <style:paragraph-properties fo:text-align="end" style:justify-single-word="false" style:writing-mode="rl-tb"/>
      <style:text-properties fo:font-weight="bold" style:font-weight-asian="bold" style:font-name-complex="times new roman" style:font-size-complex="14pt" style:language-complex="he" style:country-complex="IL" style:font-weight-complex="bold"/>
    </style:style>
    <style:style style:name="P4" style:family="paragraph" style:parent-style-name="Text_20_body">
      <style:paragraph-properties fo:line-height="110%" fo:text-align="end" style:justify-single-word="false" fo:padding="0.049cm" fo:border="0.088cm solid #000080" style:shadow="none" style:writing-mode="rl-tb"/>
    </style:style>
    <style:style style:name="P5" style:family="paragraph" style:parent-style-name="Text_20_body">
      <style:paragraph-properties fo:line-height="110%" fo:text-align="end" style:justify-single-word="false" fo:padding="0.049cm" fo:border="0.088cm solid #800000" style:shadow="none" style:writing-mode="rl-tb"/>
    </style:style>
    <style:style style:name="P6" style:family="paragraph" style:parent-style-name="Heading_20_1">
      <style:paragraph-properties fo:line-height="110%" fo:text-align="end" style:justify-single-word="false" fo:padding="0.049cm" fo:border="0.088cm solid #800000" style:shadow="none" style:writing-mode="rl-tb"/>
      <style:text-properties style:font-name-complex="david" style:font-size-complex="14pt" style:language-complex="he" style:country-complex="IL"/>
    </style:style>
    <style:style style:name="P7" style:family="paragraph" style:parent-style-name="Text_20_body">
      <style:paragraph-properties fo:line-height="110%" fo:text-align="end" style:justify-single-word="false" fo:padding="0.049cm" fo:border="0.088cm solid #800080" style:shadow="none" style:writing-mode="rl-tb"/>
    </style:style>
    <style:style style:name="P8" style:family="paragraph" style:parent-style-name="Heading_20_1">
      <style:paragraph-properties fo:line-height="110%" fo:text-align="end" style:justify-single-word="false" fo:padding="0.049cm" fo:border="0.088cm solid #800080" style:shadow="none" style:writing-mode="rl-tb"/>
      <style:text-properties style:font-name-complex="david" style:font-size-complex="14pt" style:language-complex="he" style:country-complex="IL"/>
    </style:style>
    <style:style style:name="P9" style:family="paragraph" style:parent-style-name="Text_20_body">
      <style:paragraph-properties fo:line-height="110%" fo:text-align="end" style:justify-single-word="false" fo:padding="0.049cm" fo:border="0.088cm solid #808000" style:shadow="none" style:writing-mode="rl-tb"/>
    </style:style>
    <style:style style:name="P10" style:family="paragraph" style:parent-style-name="Text_20_body">
      <style:paragraph-properties fo:line-height="110%" fo:text-align="end" style:justify-single-word="false" fo:padding="0.049cm" fo:border="0.088cm solid #008000" style:shadow="none" style:writing-mode="rl-tb"/>
    </style:style>
    <style:style style:name="P11" style:family="paragraph" style:parent-style-name="Heading_20_1">
      <style:paragraph-properties fo:line-height="110%" fo:text-align="end" style:justify-single-word="false" fo:padding="0.049cm" fo:border="0.088cm solid #008000" style:shadow="none" style:writing-mode="rl-tb"/>
      <style:text-properties style:font-name-complex="david" style:font-size-complex="14pt" style:language-complex="he" style:country-complex="IL"/>
    </style:style>
    <style:style style:name="P12" style:family="paragraph" style:parent-style-name="Text_20_body">
      <style:paragraph-properties fo:line-height="110%" fo:text-align="end" style:justify-single-word="false" fo:padding="0.049cm" fo:border="0.088cm solid #008080" style:shadow="none" style:writing-mode="rl-tb"/>
    </style:style>
    <style:style style:name="P13" style:family="paragraph" style:parent-style-name="Heading_20_1">
      <style:paragraph-properties fo:line-height="110%" fo:text-align="end" style:justify-single-word="false" fo:padding="0.049cm" fo:border="0.088cm solid #008080" style:shadow="none" style:writing-mode="rl-tb"/>
      <style:text-properties style:font-name-complex="david" style:font-size-complex="14pt" style:language-complex="he" style:country-complex="IL"/>
    </style:style>
    <style:style style:name="P14" style:family="paragraph" style:parent-style-name="Text_20_body">
      <style:paragraph-properties fo:line-height="110%" fo:text-align="end" style:justify-single-word="false" fo:padding="0.049cm" fo:border="0.088cm solid #0000ff" style:shadow="none" style:writing-mode="rl-tb"/>
    </style:style>
    <style:style style:name="P15" style:family="paragraph" style:parent-style-name="Heading_20_1">
      <style:paragraph-properties fo:line-height="110%" fo:text-align="end" style:justify-single-word="false" fo:padding="0.049cm" fo:border="0.088cm solid #0000ff" style:shadow="none" style:writing-mode="rl-tb"/>
      <style:text-properties style:font-name-complex="david" style:font-size-complex="14pt" style:language-complex="he" style:country-complex="IL"/>
    </style:style>
    <style:style style:name="P16" style:family="paragraph" style:parent-style-name="Heading_20_1">
      <style:paragraph-properties fo:line-height="110%" fo:text-align="end" style:justify-single-word="false" fo:padding="0cm" fo:border="none" style:writing-mode="rl-tb"/>
      <style:text-properties style:font-name-complex="david" style:font-size-complex="14pt" style:language-complex="he" style:country-complex="IL"/>
    </style:style>
    <style:style style:name="P17" style:family="paragraph" style:parent-style-name="Text_20_body">
      <style:paragraph-properties fo:padding="0cm" fo:border="none" style:shadow="none"/>
    </style:style>
    <style:style style:name="P18" style:family="paragraph" style:parent-style-name="Text_20_body">
      <style:paragraph-properties fo:padding="0cm" fo:border="none" style:shadow="none">
        <style:tab-stops/>
      </style:paragraph-properties>
    </style:style>
    <style:style style:name="P19" style:family="paragraph" style:parent-style-name="Heading_20_1">
      <style:paragraph-properties fo:line-height="110%" fo:text-align="end" style:justify-single-word="false" fo:break-before="column" fo:padding="0.049cm" fo:border="0.088cm solid #808000" style:shadow="none" style:writing-mode="rl-tb"/>
      <style:text-properties style:font-name-complex="david" style:font-size-complex="14pt" style:language-complex="he" style:country-complex="IL"/>
    </style:style>
    <style:style style:name="P20" style:family="paragraph" style:parent-style-name="List_20_Contents">
      <style:paragraph-properties fo:margin-left="0cm" fo:margin-right="0cm" fo:text-align="center" style:justify-single-word="false" fo:text-indent="0cm" style:auto-text-indent="false" style:writing-mode="rl-tb"/>
      <style:text-properties fo:font-size="14pt" style:font-size-asian="14pt" style:font-size-complex="14pt"/>
    </style:style>
    <style:style style:name="P21" style:family="paragraph" style:parent-style-name="List_20_Contents">
      <style:paragraph-properties fo:margin-left="0cm" fo:margin-right="0cm" fo:margin-top="0cm" fo:margin-bottom="0.499cm" fo:text-align="center" style:justify-single-word="false" fo:text-indent="0cm" style:auto-text-indent="false" style:writing-mode="rl-tb"/>
      <style:text-properties fo:font-size="14pt" style:font-size-asian="14pt" style:font-size-complex="14pt"/>
    </style:style>
    <style:style style:name="P22" style:family="paragraph" style:parent-style-name="Text_20_body">
      <style:paragraph-properties fo:margin-left="0cm" fo:margin-right="0cm" fo:margin-top="0cm" fo:margin-bottom="0.499cm" fo:text-align="center" style:justify-single-word="false" fo:text-indent="0cm" style:auto-text-indent="false" style:writing-mode="rl-tb"/>
      <style:text-properties fo:font-size="12pt" fo:font-weight="normal" style:font-size-asian="12pt" style:font-weight-asian="normal" style:font-size-complex="12pt" style:font-weight-complex="normal"/>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size="10pt" style:font-size-asian="10pt" style:font-size-complex="10pt"/>
    </style:style>
    <style:style style:name="P27" style:family="paragraph" style:parent-style-name="Heading_20_1">
      <style:paragraph-properties fo:text-align="end" style:justify-single-word="false" fo:break-before="page" fo:padding="0.049cm" fo:border="0.088cm solid #000080" style:shadow="none" style:writing-mode="rl-tb"/>
      <style:text-properties style:font-name-complex="david" style:font-size-complex="14pt" style:language-complex="he" style:country-complex="IL"/>
    </style:style>
    <style:style style:name="P28" style:family="paragraph" style:parent-style-name="Text_20_body">
      <style:paragraph-properties fo:padding="0cm" fo:border-left="none" fo:border-right="none" fo:border-top="0.002cm solid #000000" fo:border-bottom="none" style:shadow="none"/>
    </style:style>
    <style:style style:name="P29" style:family="paragraph" style:parent-style-name="Heading_20_3">
      <style:paragraph-properties fo:text-align="end" style:justify-single-word="false"/>
      <style:text-properties fo:font-size="10pt" style:font-size-asian="10pt" style:font-size-complex="10pt"/>
    </style:style>
    <style:style style:name="P30" style:family="paragraph" style:parent-style-name="Quotations">
      <style:paragraph-properties fo:padding="0.079cm" fo:border="0.002cm solid #0000ff"/>
      <style:text-properties fo:font-size="10pt" style:font-size-asian="10pt" style:font-size-complex="10pt"/>
    </style:style>
    <style:style style:name="P31" style:family="paragraph" style:parent-style-name="Quotations">
      <style:paragraph-properties fo:padding="0.079cm" fo:border="0.002cm solid #ff0000"/>
    </style:style>
    <style:style style:name="P32" style:family="paragraph" style:parent-style-name="Quotations">
      <style:paragraph-properties fo:margin-left="0cm" fo:margin-right="1cm" fo:text-indent="0cm" style:auto-text-indent="false" fo:padding="0.079cm" fo:border="0.002cm solid #0000ff"/>
    </style:style>
    <style:style style:name="P33" style:family="paragraph" style:parent-style-name="Quotations">
      <style:paragraph-properties fo:margin-left="0cm" fo:margin-right="1cm" fo:text-indent="0cm" style:auto-text-indent="false" fo:padding="0.079cm" fo:border="0.002cm solid #0000ff"/>
      <style:text-properties fo:font-size="10pt" style:font-size-asian="10pt" style:font-size-complex="10pt"/>
    </style:style>
    <style:style style:name="P34" style:family="paragraph" style:parent-style-name="Heading_20_1">
      <style:paragraph-properties fo:text-align="start" style:justify-single-word="false"/>
      <style:text-properties style:language-complex="he" style:country-complex="IL"/>
    </style:style>
    <style:style style:name="P35" style:family="paragraph" style:parent-style-name="Text_20_body">
      <style:paragraph-properties fo:text-align="end" style:justify-single-word="false"/>
      <style:text-properties style:language-complex="he" style:country-complex="IL"/>
    </style:style>
    <style:style style:name="P36" style:family="paragraph" style:parent-style-name="Text_20_body" style:list-style-name="L1">
      <style:paragraph-properties fo:text-align="end" style:justify-single-word="false"/>
      <style:text-properties style:language-complex="he" style:country-complex="IL"/>
    </style:style>
    <style:style style:name="P37" style:family="paragraph" style:parent-style-name="Text_20_body" style:list-style-name="L2">
      <style:text-properties fo:font-size="10pt" style:font-size-asian="10pt" style:font-size-complex="10pt"/>
    </style:style>
    <style:style style:name="P38" style:family="paragraph" style:parent-style-name="Text_20_body" style:list-style-name="L3">
      <style:text-properties fo:font-size="10pt" style:font-size-asian="10pt" style:font-size-complex="10pt"/>
    </style:style>
    <style:style style:name="P39" style:family="paragraph" style:parent-style-name="Text_20_body">
      <style:text-properties style:font-size-complex="10pt"/>
    </style:style>
    <style:style style:name="P40" style:family="paragraph" style:parent-style-name="Text_20_body" style:list-style-name="">
      <style:paragraph-properties fo:text-align="center" style:justify-single-word="false"/>
      <style:text-properties fo:font-size="14pt" style:font-size-asian="14pt" style:font-name-complex="Tahoma1" style:font-size-complex="14pt" style:language-complex="he" style:country-complex="IL"/>
    </style:style>
    <style:style style:name="P41" style:family="paragraph" style:parent-style-name="Text_20_body">
      <style:paragraph-properties fo:text-align="center" style:justify-single-word="false"/>
      <style:text-properties fo:font-size="14pt" style:font-size-asian="14pt" style:font-name-complex="Tahoma1" style:font-size-complex="14pt"/>
    </style:style>
    <style:style style:name="P42" style:family="paragraph" style:parent-style-name="Text_20_body" style:list-style-name="L2">
      <style:paragraph-properties fo:margin-top="0cm" fo:margin-bottom="0cm"/>
      <style:text-properties fo:font-size="10pt" style:font-size-asian="10pt" style:font-size-complex="10pt"/>
    </style:style>
    <style:style style:name="P43" style:family="paragraph" style:parent-style-name="Text_20_body">
      <style:paragraph-properties fo:text-align="end" style:justify-single-word="false" style:writing-mode="rl-tb"/>
      <style:text-properties style:font-name-complex="times new roman" style:font-size-complex="14pt" style:language-complex="he" style:country-complex="IL"/>
    </style:style>
    <style:style style:name="P44" style:family="paragraph" style:parent-style-name="Heading_20_1" style:list-style-name="">
      <style:paragraph-properties fo:text-align="center" style:justify-single-word="false"/>
      <style:text-properties style:language-complex="he" style:country-complex="IL"/>
    </style:style>
    <style:style style:name="P45" style:family="paragraph" style:parent-style-name="Heading_20_1" style:list-style-name="">
      <style:paragraph-properties fo:text-align="center" style:justify-single-word="false" fo:break-before="column"/>
      <style:text-properties style:language-complex="he" style:country-complex="IL"/>
    </style:style>
    <style:style style:name="P46" style:family="paragraph" style:parent-style-name="Heading_20_1">
      <style:paragraph-properties fo:text-align="center" style:justify-single-word="false" fo:break-before="page"/>
    </style:style>
    <style:style style:name="P47" style:family="paragraph" style:parent-style-name="Heading_20_2">
      <style:text-properties fo:font-size="14pt" style:font-size-asian="14pt" style:font-name-complex="Tahoma1" style:font-size-complex="14pt" style:language-complex="he" style:country-complex="IL"/>
    </style:style>
    <style:style style:name="T1" style:family="text">
      <style:text-properties style:font-size-complex="8.5pt" style:language-complex="he" style:country-complex="IL"/>
    </style:style>
    <style:style style:name="T2" style:family="text">
      <style:text-properties style:font-name="david" fo:font-size="14pt" fo:language="he" fo:country="IL"/>
    </style:style>
    <style:style style:name="T3" style:family="text">
      <style:text-properties style:font-name-complex="david" style:font-size-complex="14pt" style:language-complex="he" style:country-complex="IL"/>
    </style:style>
    <style:style style:name="T4" style:family="text">
      <style:text-properties style:font-name-complex="times new roman" style:font-size-complex="14pt" style:language-complex="he" style:country-complex="IL"/>
    </style:style>
    <style:style style:name="T5" style:family="text">
      <style:text-properties fo:font-size="10pt"/>
    </style:style>
    <style:style style:name="T6" style:family="text">
      <style:text-properties fo:font-size="10pt" style:font-size-asian="10pt" style:font-size-complex="10pt"/>
    </style:style>
    <style:style style:name="T7" style:family="text">
      <style:text-properties fo:font-size="10pt" style:font-size-asian="10pt" style:font-size-complex="10pt" style:font-style-complex="italic"/>
    </style:style>
    <style:style style:name="T8" style:family="text">
      <style:text-properties fo:font-size="10pt" fo:font-style="italic" style:font-size-asian="10pt" style:font-size-complex="10pt"/>
    </style:style>
    <style:style style:name="T9" style:family="text">
      <style:text-properties style:font-size-complex="10pt"/>
    </style:style>
    <style:style style:name="T10" style:family="text">
      <style:text-properties fo:font-weight="bold"/>
    </style:style>
    <style:style style:name="T11" style:family="text">
      <style:text-properties fo:font-weight="bold" style:font-weight-asian="bold" style:font-name-complex="times new roman" style:font-size-complex="14pt" style:language-complex="he" style:country-complex="IL"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size-complex="10pt" style:font-weight-complex="bold"/>
    </style:style>
    <style:style style:name="T14" style:family="text">
      <style:text-properties style:font-name="David"/>
    </style:style>
    <style:style style:name="T15" style:family="text">
      <style:text-properties style:font-name-complex="David"/>
    </style:style>
    <style:style style:name="T16" style:family="text">
      <style:text-properties fo:font-style="italic"/>
    </style:style>
    <style:style style:name="T17" style:family="text">
      <style:text-properties style:font-style-complex="italic"/>
    </style:style>
    <style:style style:name="T18" style:family="text">
      <style:text-properties style:font-weight-complex="bold"/>
    </style:style>
    <style:style style:name="T19" style:family="text">
      <style:text-properties style:text-position="-33% 80%"/>
    </style:style>
    <style:style style:name="T20" style:family="text">
      <style:text-properties fo:font-weight="normal" style:font-weight-asian="normal"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תפילה כשנכנסים לבית הקברות</text:h>
      <text:p text:style-name="P41">בָּרוּךְ אַתָּה יְיָ אֱלֹהֵינוּ מֶלֶךְ הָעוֹלָם, </text:p>
      <text:p text:style-name="P41">אֲשֶׁר יָצַר אֶתְכֶם בַּדִּין,</text:p>
      <text:p text:style-name="P41">וְזָן וְכִלְכֵּל אֶתְכֶם בַּדִּין, </text:p>
      <text:p text:style-name="P41">וְהֵמִית אֶתְכֶם בַּדִּין, </text:p>
      <text:p text:style-name="P41">וְיוֹדֵעַ מִסְפַּר כֻּלְּכֶם בַּדִּין, </text:p>
      <text:p text:style-name="P41">וְהוּא עָתִיד לְהַחֲיוֹתְכֶם וּלְקַיֵּם אֶתְכֶם בַּדִּין, </text:p>
      <text:p text:style-name="P41">בָּרוּךְ אַתָּה יְיָ, מְחַיֵּה הַמֵּתִים.</text:p>
      <text:p text:style-name="P40"/>
      <text:h text:style-name="P34" text:outline-level="1"/>
      <text:h text:style-name="P34" text:outline-level="1"/>
      <text:h text:style-name="P34" text:outline-level="1"/>
      <text:h text:style-name="P34" text:outline-level="1"/>
      <text:h text:style-name="P44" text:outline-level="1"/>
      <text:h text:style-name="P45"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יום הזיכרון לנפטר</text:h>
      <text:p text:style-name="P35"/>
      <text:p text:style-name="P35">לעילוי נשמת הנפטר, נוהגים לקרוא:</text:p>
      <text:list xml:id="list2114731944" text:style-name="L1">
        <text:list-item>
          <text:p text:style-name="P36">שמונה פרקי תהלים - ראו רשימה בעמוד הבא. קוראים בקול רם את הפסוק הראשון והאחרון, והשאר בלחש.</text:p>
        </text:list-item>
        <text:list-item>
          <text:p text:style-name="P36">שמונה פסוקים לכל אות של שם הנפטר, <text:s/>ולאותיות "נשמה" - ראו רשימה על הכריכה.</text:p>
        </text:list-item>
        <text:list-item>
          <text:p text:style-name="P36">"אל מלא רחמים".</text:p>
        </text:list-item>
        <text:list-item>
          <text:p text:style-name="P36">"קדיש יתום".</text:p>
        </text:list-item>
      </text:list>
      <text:h text:style-name="P47" text:outline-level="2"/>
      <text:h text:style-name="P27" text:outline-level="1">תהילים פרק לג</text:h>
      <text:p text:style-name="P4"><text:bookmark text:name="s1"/><text:span text:style-name="Q"><text:span text:style-name="T1">א</text:span></text:span>  <text:span text:style-name="T3">רַנְּנוּ צַדִּיקִים</text:span><text:span text:style-name="T2">, </text:span><text:span text:style-name="T3">בַּה</text:span><text:span text:style-name="T2">';    </text:span><text:span text:style-name="T3">לַיְשָׁרִים</text:span><text:span text:style-name="T2">, </text:span><text:span text:style-name="T3">נָאוָה תְהִלָּה</text:span><text:span text:style-name="T2">.</text:span><text:bookmark text:name="s2"/><text:span text:style-name="T2"><text:line-break/></text:span><text:span text:style-name="T1">ב</text:span>  <text:span text:style-name="T3">הודוּ לַה</text:span><text:span text:style-name="T2">' </text:span><text:span text:style-name="T3">בְּכִנּור</text:span><text:span text:style-name="T2">;    </text:span><text:span text:style-name="T3">בְּנֵבֶל עָשׂור</text:span><text:span text:style-name="T2">, </text:span><text:span text:style-name="T3">זַמְּרוּ</text:span><text:span text:style-name="T2">-</text:span><text:span text:style-name="T3">לו</text:span><text:span text:style-name="T2">.<text:line-break/></text:span><text:bookmark text:name="s3"/><text:span text:style-name="T1">ג</text:span>  <text:span text:style-name="T3">שִׁירוּ</text:span><text:span text:style-name="T2">-</text:span><text:span text:style-name="T3">לו</text:span><text:span text:style-name="T2">, </text:span><text:span text:style-name="T3">שִׁיר חָדָשׁ</text:span><text:span text:style-name="T2">;    </text:span><text:span text:style-name="T3">הֵיטִיבוּ נַגֵּן</text:span><text:span text:style-name="T2">, </text:span><text:span text:style-name="T3">בִּתְרוּעָה</text:span><text:span text:style-name="T2">.<text:line-break/></text:span><text:bookmark text:name="s4"/><text:span text:style-name="T1">ד</text:span>  <text:span text:style-name="T3">כִּי</text:span><text:span text:style-name="T2">-</text:span><text:span text:style-name="T3">יָשָׁר דְּבַר</text:span><text:span text:style-name="T2">-</text:span><text:span text:style-name="T3">ה</text:span><text:span text:style-name="T2">';    </text:span><text:span text:style-name="T3">וְכָל</text:span><text:span text:style-name="T2">-</text:span><text:span text:style-name="T3">מַעֲשֵׂהוּ</text:span><text:span text:style-name="T2">, </text:span><text:span text:style-name="T3">בֶּאֱמוּנָה</text:span><text:span text:style-name="T2">.<text:line-break/></text:span><text:bookmark text:name="s5"/><text:span text:style-name="T1">ה</text:span>  <text:span text:style-name="T3">אֹהֵב</text:span><text:span text:style-name="T2">, </text:span><text:span text:style-name="T3">צְדָקָה וּמִשְׁפָּט</text:span><text:span text:style-name="T2">;    </text:span><text:span text:style-name="T3">חֶסֶד ה</text:span><text:span text:style-name="T2">', </text:span><text:span text:style-name="T3">מָלְאָה הָאָרֶץ</text:span><text:span text:style-name="T2">.<text:line-break/></text:span><text:bookmark text:name="s6"/><text:span text:style-name="T1">ו</text:span>  <text:span text:style-name="T3">בִּדְבַר ה</text:span><text:span text:style-name="T2">', </text:span><text:span text:style-name="T3">שָׁמַיִם נַעֲשׂוּ</text:span><text:span text:style-name="T2">;    </text:span><text:span text:style-name="T3">וּבְרוּחַ פִּיו</text:span><text:span text:style-name="T2">, </text:span><text:span text:style-name="T3">כָּל</text:span><text:span text:style-name="T2">-</text:span><text:span text:style-name="T3">צְבָאָם</text:span><text:span text:style-name="T2">.<text:line-break/></text:span><text:bookmark text:name="s7"/><text:span text:style-name="T1">ז</text:span>  <text:span text:style-name="T3">כֹּנֵס כַּנֵּד</text:span><text:span text:style-name="T2">, </text:span><text:span text:style-name="T3">מֵי הַיָּם</text:span><text:span text:style-name="T2">;    </text:span><text:span text:style-name="T3">נֹתֵן בְּאוצָרות תְּהומות</text:span><text:span text:style-name="T2">.<text:line-break/></text:span><text:bookmark text:name="s8"/><text:span text:style-name="T1">ח</text:span>  <text:span text:style-name="T3">יִירְאוּ מֵה</text:span><text:span text:style-name="T2">', </text:span><text:span text:style-name="T3">כָּל</text:span><text:span text:style-name="T2">-</text:span><text:span text:style-name="T3">הָאָרֶץ</text:span><text:span text:style-name="T2">;    </text:span><text:span text:style-name="T3">מִמֶּנּוּ יָגוּרוּ</text:span><text:span text:style-name="T2">, </text:span><text:span text:style-name="T3">כָּל</text:span><text:span text:style-name="T2">-</text:span><text:span text:style-name="T3">יֹשְׁבֵי תֵבֵל</text:span><text:span text:style-name="T2">.<text:line-break/></text:span><text:bookmark text:name="s9"/><text:span text:style-name="T1">ט</text:span>  <text:span text:style-name="T3">כִּי הוּא אָמַר וַיֶּהִי</text:span><text:span text:style-name="T2">;    </text:span><text:span text:style-name="T3">הוּא</text:span><text:span text:style-name="T2">-</text:span><text:span text:style-name="T3">צִוָּה</text:span><text:span text:style-name="T2">, </text:span><text:span text:style-name="T3">וַיַּעֲמֹד</text:span><text:span text:style-name="T2">.<text:line-break/></text:span><text:bookmark text:name="s10"/><text:span text:style-name="T1">י</text:span>  <text:span text:style-name="T3">ה</text:span><text:span text:style-name="T2">', </text:span><text:span text:style-name="T3">הֵפִיר עֲצַת</text:span><text:span text:style-name="T2">-</text:span><text:span text:style-name="T3">גּויִם</text:span><text:span text:style-name="T2">;    </text:span><text:span text:style-name="T3">הֵנִיא</text:span><text:span text:style-name="T2">, </text:span><text:span text:style-name="T3">מַחְשְׁבות עַמִּים</text:span><text:span text:style-name="T2">.<text:line-break/></text:span><text:bookmark text:name="s11"/><text:span text:style-name="T1">יא</text:span>  <text:span text:style-name="T3">עֲצַת ה</text:span><text:span text:style-name="T2">', </text:span><text:span text:style-name="T3">לְעולָם תַּעֲמֹד</text:span><text:span text:style-name="T2">;    </text:span><text:span text:style-name="T3">מַחְשְׁבות לִבּו</text:span><text:span text:style-name="T2">, </text:span><text:span text:style-name="T3">לְדֹר וָדֹר</text:span><text:span text:style-name="T2">.<text:line-break/></text:span><text:bookmark text:name="s12"/><text:span text:style-name="T1">יב</text:span>  <text:span text:style-name="T3">אַשְׁרֵי הַגּוי</text:span><text:span text:style-name="T2">, </text:span><text:span text:style-name="T3">אֲשֶׁר</text:span><text:span text:style-name="T2">-</text:span><text:span text:style-name="T3">ה</text:span><text:span text:style-name="T2">' </text:span><text:span text:style-name="T3">אֱלֹהָיו</text:span><text:span text:style-name="T2">;    </text:span><text:span text:style-name="T3">הָעָם</text:span><text:span text:style-name="T2">, </text:span><text:span text:style-name="T3">בָּחַר לְנַחֲלָה לו</text:span><text:span text:style-name="T2">.<text:line-break/></text:span><text:bookmark text:name="s13"/><text:span text:style-name="T1">יג</text:span>  <text:span text:style-name="T3">מִשָּׁמַיִם</text:span><text:span text:style-name="T2">, </text:span><text:span text:style-name="T3">הִבִּיט ה</text:span><text:span text:style-name="T2">';    </text:span><text:span text:style-name="T3">רָאָה</text:span><text:span text:style-name="T2">, </text:span><text:span text:style-name="T3">אֶת</text:span><text:span text:style-name="T2">-</text:span><text:span text:style-name="T3">כָּל</text:span><text:span text:style-name="T2">-</text:span><text:span text:style-name="T3">בְּנֵי הָאָדָם</text:span><text:span text:style-name="T2">.<text:line-break/></text:span><text:bookmark text:name="s14"/><text:span text:style-name="T1">יד</text:span>  <text:span text:style-name="T3">מִמְּכון</text:span><text:span text:style-name="T2">-</text:span><text:span text:style-name="T3">שִׁבְתּו הִשְׁגִּיחַ</text:span><text:span text:style-name="T2">--    </text:span><text:span text:style-name="T3">אֶל כָּל</text:span><text:span text:style-name="T2">-</text:span><text:span text:style-name="T3">יֹשְׁבֵי הָאָרֶץ</text:span><text:span text:style-name="T2">.<text:line-break/></text:span><text:bookmark text:name="s15"/><text:span text:style-name="T1">טו</text:span>  <text:span text:style-name="T3">הַיֹּצֵר יַחַד לִבָּם</text:span><text:span text:style-name="T2">;    </text:span><text:span text:style-name="T3">הַמֵּבִין</text:span><text:span text:style-name="T2">, </text:span><text:span text:style-name="T3">אֶל</text:span><text:span text:style-name="T2">-</text:span><text:span text:style-name="T3">כָּל</text:span><text:span text:style-name="T2">-</text:span><text:span text:style-name="T3">מַעֲשֵׂיהֶם</text:span><text:span text:style-name="T2">.<text:line-break/></text:span><text:bookmark text:name="s16"/><text:span text:style-name="T1">טז</text:span>  <text:span text:style-name="T3">אֵין</text:span><text:span text:style-name="T2">-</text:span><text:span text:style-name="T3">הַמֶּלֶךְ</text:span><text:span text:style-name="T2">, </text:span><text:span text:style-name="T3">נושָׁע בְּרָב</text:span><text:span text:style-name="T2">-</text:span><text:span text:style-name="T3">חָיִל</text:span><text:span text:style-name="T2">;    </text:span><text:span text:style-name="T3">גִּבּור</text:span><text:span text:style-name="T2">, </text:span><text:span text:style-name="T3">לֹא</text:span><text:span text:style-name="T2">-</text:span><text:span text:style-name="T3">יִנָּצֵל בְּרָב</text:span><text:span text:style-name="T2">-</text:span><text:span text:style-name="T3">כֹּחַ</text:span><text:span text:style-name="T2">.<text:line-break/></text:span><text:bookmark text:name="s17"/><text:span text:style-name="T1">יז</text:span>  <text:span text:style-name="T3">שֶׁקֶר הַסּוּס</text:span><text:span text:style-name="T2">, </text:span><text:span text:style-name="T3">לִתְשׁוּעָה</text:span><text:span text:style-name="T2">;    </text:span><text:span text:style-name="T3">וּבְרֹב חֵילו</text:span><text:span text:style-name="T2">, </text:span><text:span text:style-name="T3">לֹא יְמַלֵּט</text:span><text:span text:style-name="T2">.<text:line-break/></text:span><text:bookmark text:name="s18"/><text:span text:style-name="T1">יח</text:span>  <text:span text:style-name="T3">הִנֵּה עֵין ה</text:span><text:span text:style-name="T2">', </text:span><text:span text:style-name="T3">אֶל</text:span><text:span text:style-name="T2">-</text:span><text:span text:style-name="T3">יְרֵאָיו</text:span><text:span text:style-name="T2">;    </text:span><text:span text:style-name="T3">לַמְיַחֲלִים לְחַסְדּו</text:span><text:span text:style-name="T2">.<text:line-break/></text:span><text:bookmark text:name="s19"/><text:span text:style-name="T1">יט</text:span>  <text:span text:style-name="T3">לְהַצִּיל מִמָּוֶת נַפְשָׁם</text:span><text:span text:style-name="T2">;    </text:span><text:span text:style-name="T3">וּלְחַיּותָם</text:span><text:span text:style-name="T2">, </text:span><text:span text:style-name="T3">בָּרָעָב</text:span><text:span text:style-name="T2">.<text:line-break/></text:span><text:bookmark text:name="s20"/><text:span text:style-name="T1">כ</text:span>  <text:span text:style-name="T3">נַפְשֵׁנוּ</text:span><text:span text:style-name="T2">, </text:span><text:span text:style-name="T3">חִכְּתָה לַה</text:span><text:span text:style-name="T2">';    </text:span><text:span text:style-name="T3">עֶזְרֵנוּ וּמָגִנֵּנוּ הוּא</text:span><text:span text:style-name="T2">.<text:line-break/></text:span><text:bookmark text:name="s21"/><text:span text:style-name="T1">כא</text:span>  <text:span text:style-name="T3">כִּי</text:span><text:span text:style-name="T2">-</text:span><text:span text:style-name="T3">בו</text:span><text:span text:style-name="T2">, </text:span><text:span text:style-name="T3">יִשְׂמַח לִבֵּנוּ</text:span><text:span text:style-name="T2">:    </text:span><text:span text:style-name="T3">כִּי בְשֵׁם קָדְשׁו בָטָחְנוּ</text:span><text:span text:style-name="T2">.<text:line-break/></text:span><text:bookmark text:name="s22"/><text:span text:style-name="T1">כב</text:span>  <text:span text:style-name="T3">יְהִי</text:span><text:span text:style-name="T2">-</text:span><text:span text:style-name="T3">חַסְדְּךָ ה</text:span><text:span text:style-name="T2">' </text:span><text:span text:style-name="T3">עָלֵינוּ</text:span><text:span text:style-name="T2">:    </text:span><text:span text:style-name="T3">כַּאֲשֶׁר</text:span><text:span text:style-name="T2">, </text:span><text:span text:style-name="T3">יִחַלְנוּ לָךְ</text:span><text:span text:style-name="T2">. </text:span></text:p>
      <text:h text:style-name="P6" text:outline-level="1">תהילים פרק טז</text:h>
      <text:p text:style-name="P5"><text:bookmark text:name="s110"/><text:span text:style-name="Q"><text:span text:style-name="T1">א</text:span></text:span>  <text:span text:style-name="T3">מִכְתָּם לְדָוִד</text:span><text:span text:style-name="T2">:    </text:span><text:span text:style-name="T3">שָׁמְרֵנִי אֵל</text:span><text:span text:style-name="T2">, </text:span><text:span text:style-name="T3">כִּי</text:span><text:span text:style-name="T2">-</text:span><text:span text:style-name="T3">חָסִיתִי בָךְ</text:span><text:span text:style-name="T2">.<text:line-break/></text:span><text:bookmark text:name="s23"/><text:span text:style-name="T1">ב</text:span>  <text:span text:style-name="T3">אָמַרְתְּ לַה</text:span><text:span text:style-name="T2">', </text:span><text:span text:style-name="T3">אֲדֹנָי אָתָּה</text:span><text:span text:style-name="T2">;    </text:span><text:span text:style-name="T3">טובָתִי</text:span><text:span text:style-name="T2">, </text:span><text:span text:style-name="T3">בַּל</text:span><text:span text:style-name="T2">-</text:span><text:span text:style-name="T3">עָלֶיךָ</text:span><text:span text:style-name="T2">.<text:line-break/></text:span><text:bookmark text:name="s31"/><text:span text:style-name="T1">ג</text:span>  <text:span text:style-name="T3">לִקְדושִׁים</text:span><text:span text:style-name="T2">, </text:span><text:span text:style-name="T3">אֲשֶׁר</text:span><text:span text:style-name="T2">-</text:span><text:span text:style-name="T3">בָּאָרֶץ הֵמָּה</text:span><text:span text:style-name="T2">;    </text:span><text:span text:style-name="T3">וְאַדִּירֵי</text:span><text:span text:style-name="T2">, </text:span><text:span text:style-name="T3">כָּל</text:span><text:span text:style-name="T2">-</text:span><text:span text:style-name="T3">חֶפְצִי</text:span><text:span text:style-name="T2">-</text:span><text:span text:style-name="T3">בָם</text:span><text:span text:style-name="T2">.<text:line-break/></text:span><text:bookmark text:name="s41"/><text:span text:style-name="T1">ד</text:span>  <text:span text:style-name="T3">יִרְבּוּ עַצְּבותָם</text:span><text:span text:style-name="T2">,    </text:span><text:span text:style-name="T3">אַחֵר מָהָרוּ</text:span><text:span text:style-name="T2">:<text:line-break/></text:span><text:span text:style-name="T3">בַּל</text:span><text:span text:style-name="T2">-</text:span><text:span text:style-name="T3">אַסִּיךְ נִסְכֵּיהֶם מִדָּם</text:span><text:span text:style-name="T2">;    </text:span><text:span text:style-name="T3">וּבַל</text:span><text:span text:style-name="T2">-</text:span><text:span text:style-name="T3">אֶשָּׂא אֶת</text:span><text:span text:style-name="T2">-</text:span><text:span text:style-name="T3">שְׁמותָם</text:span><text:span text:style-name="T2">, </text:span><text:span text:style-name="T3">עַל</text:span><text:span text:style-name="T2">-</text:span><text:span text:style-name="T3">שְׂפָתָי</text:span><text:span text:style-name="T2">.<text:line-break/></text:span><text:bookmark text:name="s51"/><text:span text:style-name="T1">ה</text:span>  <text:span text:style-name="T3">ה</text:span><text:span text:style-name="T2">', </text:span><text:span text:style-name="T3">מְנָת</text:span><text:span text:style-name="T2">-</text:span><text:span text:style-name="T3">חֶלְקִי וְכוסִי</text:span><text:span text:style-name="T2">--    </text:span><text:span text:style-name="T3">אַתָּה</text:span><text:span text:style-name="T2">, </text:span><text:span text:style-name="T3">תּומִיךְ גּורָלִי</text:span><text:span text:style-name="T2">.<text:line-break/></text:span><text:bookmark text:name="s61"/><text:span text:style-name="T1">ו</text:span>  <text:span text:style-name="T3">חֲבָלִים נָפְלוּ</text:span><text:span text:style-name="T2">-</text:span><text:span text:style-name="T3">לִי</text:span><text:span text:style-name="T2">, </text:span><text:span text:style-name="T3">בַּנְּעִמִים</text:span><text:span text:style-name="T2">;    </text:span><text:span text:style-name="T3">אַף</text:span><text:span text:style-name="T2">-</text:span><text:span text:style-name="T3">נַחֲלָת</text:span><text:span text:style-name="T2">, </text:span><text:span text:style-name="T3">שָׁפְרָה עָלָי</text:span><text:span text:style-name="T2">.<text:line-break/></text:span><text:bookmark text:name="s71"/><text:span text:style-name="T1">ז</text:span>  <text:span text:style-name="T3">אֲבָרֵךְ</text:span><text:span text:style-name="T2">--</text:span><text:span text:style-name="T3">אֶת</text:span><text:span text:style-name="T2">-</text:span><text:span text:style-name="T3">ה</text:span><text:span text:style-name="T2">', </text:span><text:span text:style-name="T3">אֲשֶׁר יְעָצָנִי</text:span><text:span text:style-name="T2">;    </text:span><text:span text:style-name="T3">אַף</text:span><text:span text:style-name="T2">-</text:span><text:span text:style-name="T3">לֵילות</text:span><text:span text:style-name="T2">, </text:span><text:span text:style-name="T3">יִסְּרוּנִי כִלְיותָי</text:span><text:span text:style-name="T2">.<text:line-break/></text:span><text:bookmark text:name="s81"/><text:span text:style-name="T1">ח</text:span>  <text:span text:style-name="T3">שִׁוִּיתִי ה</text:span><text:span text:style-name="T2">' </text:span><text:span text:style-name="T3">לְנֶגְדִּי תָמִיד</text:span><text:span text:style-name="T2">:    </text:span><text:span text:style-name="T3">כִּי מִימִינִי</text:span><text:span text:style-name="T2">, </text:span><text:span text:style-name="T3">בַּל</text:span><text:span text:style-name="T2">-</text:span><text:span text:style-name="T3">אֶמּוט</text:span><text:span text:style-name="T2">.<text:line-break/></text:span><text:bookmark text:name="s91"/><text:span text:style-name="T1">ט</text:span>  <text:span text:style-name="T3">לָכֵן</text:span><text:span text:style-name="T2">, </text:span><text:span text:style-name="T3">שָׂמַח לִבִּי</text:span><text:span text:style-name="T2">--</text:span><text:span text:style-name="T3">וַיָּגֶל כְּבודִי</text:span><text:span text:style-name="T2">;    </text:span><text:span text:style-name="T3">אַף</text:span><text:span text:style-name="T2">-</text:span><text:span text:style-name="T3">בְּשָׂרִי</text:span><text:span text:style-name="T2">, </text:span><text:span text:style-name="T3">יִשְׁכֹּן לָבֶטַח</text:span><text:span text:style-name="T2">.<text:line-break/></text:span><text:bookmark text:name="s101"/><text:span text:style-name="T1">י</text:span>  <text:span text:style-name="T3">כִּי</text:span><text:span text:style-name="T2">, </text:span><text:span text:style-name="T3">לֹא</text:span><text:span text:style-name="T2">-</text:span><text:span text:style-name="T3">תַעֲזֹב נַפְשִׁי לִשְׁאול</text:span><text:span text:style-name="T2">;    </text:span><text:span text:style-name="T3">לֹא</text:span><text:span text:style-name="T2">-</text:span><text:span text:style-name="T3">תִתֵּן חֲסִידְךָ</text:span><text:span text:style-name="T2">, </text:span><text:span text:style-name="T3">לִרְאות שָׁחַת</text:span><text:span text:style-name="T2">.<text:line-break/></text:span><text:bookmark text:name="s111"/><text:span text:style-name="T1">יא</text:span>  <text:span text:style-name="T3">תּודִיעֵנִי</text:span><text:span text:style-name="T2">,    </text:span><text:span text:style-name="T3">אֹרַח חַיִּים</text:span><text:span text:style-name="T2">:<text:line-break/></text:span><text:span text:style-name="T3">שֹׂבַע שְׂמָחות</text:span><text:span text:style-name="T2">, </text:span><text:span text:style-name="T3">אֶת</text:span><text:span text:style-name="T2">-</text:span><text:span text:style-name="T3">פָּנֶיךָ</text:span><text:span text:style-name="T2">;    </text:span><text:span text:style-name="T3">נְעִמות בִּימִינְךָ נֶצַח</text:span><text:span text:style-name="T2">. </text:span></text:p>
      <text:h text:style-name="P8" text:outline-level="1">תהילים פרק יז</text:h>
      <text:p text:style-name="P7"><text:bookmark text:name="s113"/><text:span text:style-name="Q"><text:span text:style-name="T1">א</text:span></text:span>  <text:span text:style-name="T3">תְּפִלָּה</text:span><text:span text:style-name="T2">, </text:span><text:span text:style-name="T3">לְדָוִד</text:span><text:span text:style-name="T2">:<text:line-break/></text:span><text:span text:style-name="T3">שִׁמְעָה ה</text:span><text:span text:style-name="T2">', </text:span><text:span text:style-name="T3">צֶדֶק</text:span><text:span text:style-name="T2">--    </text:span><text:span text:style-name="T3">הַקְשִׁיבָה רִנָּתִי</text:span><text:span text:style-name="T2">, </text:span><text:span text:style-name="T3">הַאֲזִינָה תְפִלָּתִי</text:span><text:span text:style-name="T2">;<text:line-break/></text:span><text:span text:style-name="T3">בְּלֹא</text:span><text:span text:style-name="T2">,    </text:span><text:span text:style-name="T3">שִׂפְתֵי מִרְמָה</text:span><text:span text:style-name="T2">.<text:line-break/></text:span><text:bookmark text:name="s24"/><text:span text:style-name="T1">ב</text:span>  <text:span text:style-name="T3">מִלְּפָנֶיךָ</text:span><text:span text:style-name="T2">, </text:span><text:span text:style-name="T3">מִשְׁפָּטִי יֵצֵא</text:span><text:span text:style-name="T2">;    </text:span><text:span text:style-name="T3">עֵינֶיךָ</text:span><text:span text:style-name="T2">, </text:span><text:span text:style-name="T3">תֶּחֱזֶינָה מֵישָׁרִים</text:span><text:span text:style-name="T2">.<text:line-break/></text:span><text:bookmark text:name="s32"/><text:span text:style-name="T1">ג</text:span>  <text:span text:style-name="T3">בָּחַנְתָּ לִבִּי</text:span><text:span text:style-name="T2">, </text:span><text:span text:style-name="T3">פָּקַדְתָּ לַּיְלָה</text:span><text:span text:style-name="T2">--    </text:span><text:span text:style-name="T3">צְרַפְתַּנִי בַל</text:span><text:span text:style-name="T2">-</text:span><text:span text:style-name="T3">תִּמְצָא</text:span><text:span text:style-name="T2">;<text:line-break/></text:span><text:span text:style-name="T3">זַמֹּתִי</text:span><text:span text:style-name="T2">,    </text:span><text:span text:style-name="T3">בַּל</text:span><text:span text:style-name="T2">-</text:span><text:span text:style-name="T3">יַעֲבָר</text:span><text:span text:style-name="T2">-</text:span><text:span text:style-name="T3">פִּי</text:span><text:span text:style-name="T2">.<text:line-break/></text:span><text:bookmark text:name="s42"/><text:span text:style-name="T1">ד</text:span>  <text:span text:style-name="T3">לִפְעֻלּות אָדָם</text:span><text:span text:style-name="T2">, </text:span><text:span text:style-name="T3">בִּדְבַר שְׂפָתֶיךָ</text:span><text:span text:style-name="T2">--    </text:span><text:span text:style-name="T3">אֲנִי שָׁמַרְתִּי</text:span><text:span text:style-name="T2">, </text:span><text:span text:style-name="T3">אָרְחות פָּרִיץ</text:span><text:span text:style-name="T2">.<text:line-break/></text:span><text:bookmark text:name="s52"/><text:span text:style-name="T1">ה</text:span>  <text:span text:style-name="T3">תָּמֹךְ אֲשֻׁרַי</text:span><text:span text:style-name="T2">, </text:span><text:span text:style-name="T3">בְּמַעְגְּלותֶיךָ</text:span><text:span text:style-name="T2">;    </text:span><text:span text:style-name="T3">בַּל</text:span><text:span text:style-name="T2">-</text:span><text:span text:style-name="T3">נָמוטּוּ פְעָמָי</text:span><text:span text:style-name="T2">.<text:line-break/></text:span><text:bookmark text:name="s62"/><text:span text:style-name="T1">ו</text:span>  <text:span text:style-name="T3">אֲנִי</text:span><text:span text:style-name="T2">-</text:span><text:span text:style-name="T3">קְרָאתִיךָ כִי</text:span><text:span text:style-name="T2">-</text:span><text:span text:style-name="T3">תַעֲנֵנִי אֵל</text:span><text:span text:style-name="T2">;    </text:span><text:span text:style-name="T3">הַט</text:span><text:span text:style-name="T2">-</text:span><text:span text:style-name="T3">אָזְנְךָ לִי</text:span><text:span text:style-name="T2">, </text:span><text:span text:style-name="T3">שְׁמַע אִמְרָתִי</text:span><text:span text:style-name="T2">.<text:line-break/></text:span><text:bookmark text:name="s72"/><text:span text:style-name="T1">ז</text:span>  <text:span text:style-name="T3">הַפְלֵה חֲסָדֶיךָ</text:span><text:span text:style-name="T2">, </text:span><text:span text:style-name="T3">מושִׁיעַ חוסִים</text:span><text:span text:style-name="T2">--    </text:span><text:span text:style-name="T3">מִמִּתְקומְמִים</text:span><text:span text:style-name="T2">, </text:span><text:span text:style-name="T3">בִּימִינֶךָ</text:span><text:span text:style-name="T2">.<text:line-break/></text:span><text:bookmark text:name="s82"/><text:span text:style-name="T1">ח</text:span>  <text:span text:style-name="T3">שָׁמְרֵנִי</text:span><text:span text:style-name="T2">, </text:span><text:span text:style-name="T3">כְּאִישׁון בַּת</text:span><text:span text:style-name="T2">-</text:span><text:span text:style-name="T3">עָיִן</text:span><text:span text:style-name="T2">;    </text:span><text:span text:style-name="T3">בְּצֵל כְּנָפֶיךָ</text:span><text:span text:style-name="T2">, </text:span><text:span text:style-name="T3">תַּסְתִּירֵנִי</text:span><text:span text:style-name="T2">.<text:line-break/></text:span><text:bookmark text:name="s92"/><text:span text:style-name="T1">ט</text:span>  <text:span text:style-name="T3">מִפְּנֵי רְשָׁעִים</text:span><text:span text:style-name="T2">, </text:span><text:span text:style-name="T3">זוּ שַׁדּוּנִי</text:span><text:span text:style-name="T2">;    </text:span><text:span text:style-name="T3">אֹיְבַי בְּנֶפֶשׁ</text:span><text:span text:style-name="T2">, </text:span><text:span text:style-name="T3">יַקִּיפוּ עָלָי</text:span><text:span text:style-name="T2">.<text:line-break/></text:span><text:bookmark text:name="s102"/><text:span text:style-name="T1">י</text:span>  <text:span text:style-name="T3">חֶלְבָּמו סָּגְרוּ</text:span><text:span text:style-name="T2">;    </text:span><text:span text:style-name="T3">פִּימו</text:span><text:span text:style-name="T2">, </text:span><text:span text:style-name="T3">דִּבְּרוּ בְגֵאוּת</text:span><text:span text:style-name="T2">.<text:line-break/></text:span><text:bookmark text:name="s112"/><text:span text:style-name="T1">יא</text:span>  <text:span text:style-name="T3">אַשֻּׁרֵינוּ</text:span><text:span text:style-name="T2">, </text:span><text:span text:style-name="T3">עַתָּה סבבוני </text:span><text:span text:style-name="T2">(</text:span><text:span text:style-name="T3">סְבָבוּנוּ</text:span><text:span text:style-name="T2">);    </text:span><text:span text:style-name="T3">עֵינֵיהֶם יָשִׁיתוּ</text:span><text:span text:style-name="T2">, </text:span><text:span text:style-name="T3">לִנְטות בָּאָרֶץ</text:span><text:span text:style-name="T2">.<text:line-break/></text:span><text:bookmark text:name="s121"/><text:span text:style-name="T1">יב</text:span>  <text:span text:style-name="T3">דִּמְיֹנו</text:span><text:span text:style-name="T2">--</text:span><text:span text:style-name="T3">כְּאַרְיֵה</text:span><text:span text:style-name="T2">, </text:span><text:span text:style-name="T3">יִכְסוף לִטְרֹף</text:span><text:span text:style-name="T2">;    </text:span><text:span text:style-name="T3">וְכִכְפִיר</text:span><text:span text:style-name="T2">, </text:span><text:span text:style-name="T3">יֹשֵׁב בְּמִסְתָּרִים</text:span><text:span text:style-name="T2">.<text:line-break/></text:span><text:bookmark text:name="s131"/><text:span text:style-name="T1">יג</text:span>  <text:span text:style-name="T3">קוּמָה ה</text:span><text:span text:style-name="T2">'--    </text:span><text:span text:style-name="T3">קַדְּמָה פָנָיו</text:span><text:span text:style-name="T2">, </text:span><text:span text:style-name="T3">הַכְרִיעֵהוּ</text:span><text:span text:style-name="T2">;<text:line-break/></text:span><text:span text:style-name="T3">פַּלְּטָה נַפְשִׁי</text:span><text:span text:style-name="T2">,    </text:span><text:span text:style-name="T3">מֵרָשָׁע חַרְבֶּךָ</text:span><text:span text:style-name="T2">.<text:line-break/></text:span><text:bookmark text:name="s141"/><text:span text:style-name="T1">יד</text:span>  <text:span text:style-name="T3">מִמְתִים יָדְךָ ה</text:span><text:span text:style-name="T2">',    </text:span><text:span text:style-name="T3">מִמְתִים מֵחֶלֶד</text:span><text:span text:style-name="T2">--<text:line-break/></text:span><text:span text:style-name="T3">חֶלְקָם בַּחַיִּים</text:span><text:span text:style-name="T2">,    </text:span><text:span text:style-name="T3">וצפינך </text:span><text:span text:style-name="T2">(</text:span><text:span text:style-name="T3">וּצְפוּנְךָ</text:span><text:span text:style-name="T2">) </text:span><text:span text:style-name="T3">תְּמַלֵּא בִטְנָם</text:span><text:span text:style-name="T2">:<text:line-break/></text:span><text:span text:style-name="T3">יִשְׂבְּעוּ בָנִים</text:span><text:span text:style-name="T2">--    </text:span><text:span text:style-name="T3">וְהִנִּיחוּ יִתְרָם</text:span><text:span text:style-name="T2">, </text:span><text:span text:style-name="T3">לְעולְלֵיהֶם</text:span><text:span text:style-name="T2">.<text:line-break/></text:span><text:bookmark text:name="s151"/><text:span text:style-name="T1">טו</text:span>  <text:span text:style-name="T3">אֲנִי</text:span><text:span text:style-name="T2">--</text:span><text:span text:style-name="T3">בְּצֶדֶק</text:span><text:span text:style-name="T2">, </text:span><text:span text:style-name="T3">אֶחֱזֶה פָנֶיךָ</text:span><text:span text:style-name="T2">;    </text:span><text:span text:style-name="T3">אֶשְׂבְּעָה בְהָקִיץ</text:span><text:span text:style-name="T2">, </text:span><text:span text:style-name="T3">תְּמוּנָתֶךָ</text:span><text:span text:style-name="T2">. </text:span></text:p>
      <text:h text:style-name="P16" text:outline-level="1"/>
      <text:h text:style-name="P19" text:outline-level="1"><text:soft-page-break/>תהילים פרק עב</text:h>
      <text:p text:style-name="P9"><text:bookmark text:name="s115"/><text:span text:style-name="Q"><text:span text:style-name="T1">א</text:span></text:span>  <text:span text:style-name="T3">לִשְׁלֹמֹה</text:span><text:span text:style-name="T2">:    </text:span><text:span text:style-name="T3">אֱלֹהִים</text:span><text:span text:style-name="T2">--</text:span><text:span text:style-name="T3">מִשְׁפָּטֶיךָ</text:span><text:span text:style-name="T2">, </text:span><text:span text:style-name="T3">לְמֶלֶךְ תֵּן</text:span><text:span text:style-name="T2">; </text:span><text:span text:style-name="T3">וְצִדְקָתְךָ לְבֶן</text:span><text:span text:style-name="T2">-</text:span><text:span text:style-name="T3">מֶלֶךְ</text:span><text:span text:style-name="T2">.<text:line-break/></text:span><text:bookmark text:name="s25"/><text:span text:style-name="T1">ב</text:span>  <text:span text:style-name="T3">יָדִין עַמְּךָ בְצֶדֶק</text:span><text:span text:style-name="T2">;    </text:span><text:span text:style-name="T3">וַעֲנִיֶּיךָ בְמִשְׁפָּט</text:span><text:span text:style-name="T2">.<text:line-break/></text:span><text:bookmark text:name="s33"/><text:span text:style-name="T1">ג</text:span>  <text:span text:style-name="T3">יִשְׂאוּ הָרִים שָׁלום לָעָם</text:span><text:span text:style-name="T2">;    </text:span><text:span text:style-name="T3">וּגְבָעות</text:span><text:span text:style-name="T2">, </text:span><text:span text:style-name="T3">בִּצְדָקָה</text:span><text:span text:style-name="T2">.<text:line-break/></text:span><text:bookmark text:name="s43"/><text:span text:style-name="T1">ד</text:span>  <text:span text:style-name="T3">יִשְׁפֹּט</text:span><text:span text:style-name="T2">, </text:span><text:span text:style-name="T3">עֲנִיֵּי</text:span><text:span text:style-name="T2">-</text:span><text:span text:style-name="T3">עָם</text:span><text:span text:style-name="T2">--</text:span><text:span text:style-name="T3">יושִׁיעַ</text:span><text:span text:style-name="T2">, </text:span><text:span text:style-name="T3">לִבְנֵי אֶבְיון</text:span><text:span text:style-name="T2">;    </text:span><text:span text:style-name="T3">וִידַכֵּא עושֵׁק</text:span><text:span text:style-name="T2">.<text:line-break/></text:span><text:bookmark text:name="s53"/><text:span text:style-name="T1">ה</text:span>  <text:span text:style-name="T3">יִירָאוּךָ עִם</text:span><text:span text:style-name="T2">-</text:span><text:span text:style-name="T3">שָׁמֶשׁ</text:span><text:span text:style-name="T2">;    </text:span><text:span text:style-name="T3">וְלִפְנֵי יָרֵחַ</text:span><text:span text:style-name="T2">, </text:span><text:span text:style-name="T3">דּור דּורִים</text:span><text:span text:style-name="T2">.<text:line-break/></text:span><text:bookmark text:name="s63"/><text:span text:style-name="T1">ו</text:span>  <text:span text:style-name="T3">יֵרֵד</text:span><text:span text:style-name="T2">, </text:span><text:span text:style-name="T3">כְּמָטָר עַל</text:span><text:span text:style-name="T2">-</text:span><text:span text:style-name="T3">גֵּז</text:span><text:span text:style-name="T2">;    </text:span><text:span text:style-name="T3">כִּרְבִיבִים</text:span><text:span text:style-name="T2">, </text:span><text:span text:style-name="T3">זַרְזִיף אָרֶץ</text:span><text:span text:style-name="T2">.<text:line-break/></text:span><text:bookmark text:name="s73"/><text:span text:style-name="T1">ז</text:span>  <text:span text:style-name="T3">יִפְרַח</text:span><text:span text:style-name="T2">-</text:span><text:span text:style-name="T3">בְּיָמָיו צַדִּיק</text:span><text:span text:style-name="T2">;    </text:span><text:span text:style-name="T3">וְרֹב שָׁלום</text:span><text:span text:style-name="T2">, </text:span><text:span text:style-name="T3">עַד</text:span><text:span text:style-name="T2">-</text:span><text:span text:style-name="T3">בְּלִי יָרֵחַ</text:span><text:span text:style-name="T2">.<text:line-break/></text:span><text:bookmark text:name="s83"/><text:span text:style-name="T1">ח</text:span>  <text:span text:style-name="T3">וְיֵרְדְּ</text:span><text:span text:style-name="T2">, </text:span><text:span text:style-name="T3">מִיָּם עַד</text:span><text:span text:style-name="T2">-</text:span><text:span text:style-name="T3">יָם</text:span><text:span text:style-name="T2">;    </text:span><text:span text:style-name="T3">וּמִנָּהָר</text:span><text:span text:style-name="T2">, </text:span><text:span text:style-name="T3">עַד</text:span><text:span text:style-name="T2">-</text:span><text:span text:style-name="T3">אַפְסֵי</text:span><text:span text:style-name="T2">-</text:span><text:span text:style-name="T3">אָרֶץ</text:span><text:span text:style-name="T2">.<text:line-break/></text:span><text:bookmark text:name="s93"/><text:span text:style-name="T1">ט</text:span>  <text:span text:style-name="T3">לְפָנָיו</text:span><text:span text:style-name="T2">, </text:span><text:span text:style-name="T3">יִכְרְעוּ צִיִּים</text:span><text:span text:style-name="T2">;    </text:span><text:span text:style-name="T3">וְאֹיְבָיו</text:span><text:span text:style-name="T2">, </text:span><text:span text:style-name="T3">עָפָר יְלַחֵכוּ</text:span><text:span text:style-name="T2">.<text:line-break/></text:span><text:bookmark text:name="s103"/><text:span text:style-name="T1">י</text:span>  <text:span text:style-name="T3">מַלְכֵי תַרְשִׁישׁ וְאִיִּים</text:span><text:span text:style-name="T2">,    </text:span><text:span text:style-name="T3">מִנְחָה יָשִׁיבוּ</text:span><text:span text:style-name="T2">;<text:line-break/></text:span><text:span text:style-name="T3">מַלְכֵי שְׁבָא וּסְבָא</text:span><text:span text:style-name="T2">,    </text:span><text:span text:style-name="T3">אֶשְׁכָּר יַקְרִיבוּ</text:span><text:span text:style-name="T2">.<text:line-break/></text:span><text:bookmark text:name="s114"/><text:span text:style-name="T1">יא</text:span>  <text:span text:style-name="T3">וְיִשְׁתַּחֲווּ</text:span><text:span text:style-name="T2">-</text:span><text:span text:style-name="T3">לו כָל</text:span><text:span text:style-name="T2">-</text:span><text:span text:style-name="T3">מְלָכִים</text:span><text:span text:style-name="T2">;    </text:span><text:span text:style-name="T3">כָּל</text:span><text:span text:style-name="T2">-</text:span><text:span text:style-name="T3">גּויִם יַעַבְדוּהוּ</text:span><text:span text:style-name="T2">.<text:line-break/></text:span><text:bookmark text:name="s122"/><text:span text:style-name="T1">יב</text:span>  <text:span text:style-name="T3">כִּי</text:span><text:span text:style-name="T2">-</text:span><text:span text:style-name="T3">יַצִּיל</text:span><text:span text:style-name="T2">, </text:span><text:span text:style-name="T3">אֶבְיון מְשַׁוֵּעַ</text:span><text:span text:style-name="T2">;    </text:span><text:span text:style-name="T3">וְעָנִי</text:span><text:span text:style-name="T2">, </text:span><text:span text:style-name="T3">וְאֵין</text:span><text:span text:style-name="T2">-</text:span><text:span text:style-name="T3">עֹזֵר לו</text:span><text:span text:style-name="T2">.<text:line-break/></text:span><text:bookmark text:name="s132"/><text:span text:style-name="T1">יג</text:span>  <text:span text:style-name="T3">יָחֹס</text:span><text:span text:style-name="T2">, </text:span><text:span text:style-name="T3">עַל</text:span><text:span text:style-name="T2">-</text:span><text:span text:style-name="T3">דַּל וְאֶבְיון</text:span><text:span text:style-name="T2">;    </text:span><text:span text:style-name="T3">וְנַפְשׁות אֶבְיונִים יושִׁיעַ</text:span><text:span text:style-name="T2">.<text:line-break/></text:span><text:bookmark text:name="s142"/><text:span text:style-name="T1">יד</text:span>  <text:span text:style-name="T3">מִתּוךְ וּמֵחָמָס</text:span><text:span text:style-name="T2">, </text:span><text:span text:style-name="T3">יִגְאַל נַפְשָׁם</text:span><text:span text:style-name="T2">;    </text:span><text:span text:style-name="T3">וְיֵיקַר דָּמָם בְּעֵינָיו</text:span><text:span text:style-name="T2">.<text:line-break/></text:span><text:bookmark text:name="s152"/><text:span text:style-name="T1">טו</text:span>  <text:span text:style-name="T3">וִיחִי</text:span><text:span text:style-name="T2">--    </text:span><text:span text:style-name="T3">וְיִתֶּן</text:span><text:span text:style-name="T2">-</text:span><text:span text:style-name="T3">לו</text:span><text:span text:style-name="T2">, </text:span><text:span text:style-name="T3">מִזְּהַב שְׁבָא</text:span><text:span text:style-name="T2">:<text:line-break/></text:span><text:span text:style-name="T3">וְיִתְפַּלֵּל בַּעֲדו תָמִיד</text:span><text:span text:style-name="T2">;    </text:span><text:span text:style-name="T3">כָּל</text:span><text:span text:style-name="T2">-</text:span><text:span text:style-name="T3">הַיּום</text:span><text:span text:style-name="T2">, </text:span><text:span text:style-name="T3">יְבָרְכֶנְהוּ</text:span><text:span text:style-name="T2">.<text:line-break/></text:span><text:bookmark text:name="s161"/><text:span text:style-name="T1">טז</text:span>  <text:span text:style-name="T3">יְהִי פִסַּת</text:span><text:span text:style-name="T2">-</text:span><text:span text:style-name="T3">בַּר</text:span><text:span text:style-name="T2">, </text:span><text:span text:style-name="T3">בָּאָרֶץ</text:span><text:span text:style-name="T2">--    </text:span><text:span text:style-name="T3">בְּרֹאשׁ הָרִים</text:span><text:span text:style-name="T2">:<text:line-break/></text:span><text:span text:style-name="T3">יִרְעַשׁ כַּלְּבָנון פִּרְיו</text:span><text:span text:style-name="T2">;    </text:span><text:span text:style-name="T3">וְיָצִיצוּ מֵעִיר</text:span><text:span text:style-name="T2">, </text:span><text:span text:style-name="T3">כְּעֵשֶׂב הָאָרֶץ</text:span><text:span text:style-name="T2">.<text:line-break/></text:span><text:bookmark text:name="s171"/><text:span text:style-name="T1">יז</text:span>  <text:span text:style-name="T3">יְהִי שְׁמו</text:span><text:span text:style-name="T2">, </text:span><text:span text:style-name="T3">לְעולָם</text:span><text:span text:style-name="T2">--    </text:span><text:span text:style-name="T3">לִפְנֵי</text:span><text:span text:style-name="T2">-</text:span><text:span text:style-name="T3">שֶׁמֶשׁ</text:span><text:span text:style-name="T2">, </text:span><text:span text:style-name="T3">ינין </text:span><text:span text:style-name="T2">(</text:span><text:span text:style-name="T3">יִנּון</text:span><text:span text:style-name="T2">) </text:span><text:span text:style-name="T3">שְׁמו</text:span><text:span text:style-name="T2">:<text:line-break/></text:span><text:span text:style-name="T3">וְיִתְבָּרְכוּ בו</text:span><text:span text:style-name="T2">;    </text:span><text:span text:style-name="T3">כָּל</text:span><text:span text:style-name="T2">-</text:span><text:span text:style-name="T3">גּויִם יְאַשְּׁרוּהוּ</text:span><text:span text:style-name="T2">.<text:line-break/></text:span><text:bookmark text:name="s181"/><text:span text:style-name="T1">יח</text:span>  <text:span text:style-name="T3">בָּרוּךְ</text:span><text:span text:style-name="T2">, </text:span><text:span text:style-name="T3">ה</text:span><text:span text:style-name="T2">' </text:span><text:span text:style-name="T3">אֱלֹהִים</text:span><text:span text:style-name="T2">--</text:span><text:span text:style-name="T3">אֱלֹהֵי יִשְׂרָאֵל</text:span><text:span text:style-name="T2">:    </text:span><text:span text:style-name="T3">עֹשֵׂה נִפְלָאות לְבַדּו</text:span><text:span text:style-name="T2">.<text:line-break/></text:span><text:bookmark text:name="s191"/><text:span text:style-name="T1">יט</text:span>  <text:span text:style-name="T3">וּבָרוּךְ</text:span><text:span text:style-name="T2">, </text:span><text:span text:style-name="T3">שֵׁם כְּבודו</text:span><text:span text:style-name="T2">--    </text:span><text:span text:style-name="T3">לְעולָם</text:span><text:span text:style-name="T2">:<text:line-break/></text:span><text:span text:style-name="T3">וְיִמָּלֵא כְבודו</text:span><text:span text:style-name="T2">, </text:span><text:span text:style-name="T3">אֶת</text:span><text:span text:style-name="T2">-</text:span><text:span text:style-name="T3">כֹּל הָאָרֶץ</text:span><text:span text:style-name="T2">--    </text:span><text:span text:style-name="T3">אָמֵן וְאָמֵן</text:span><text:span text:style-name="T2">.<text:line-break/></text:span><text:bookmark text:name="s201"/><text:span text:style-name="T1">כ</text:span>  <text:span text:style-name="T3">כָּלּוּ תְפִלּות</text:span><text:span text:style-name="T2">--    </text:span><text:span text:style-name="T3">דָּוִד</text:span><text:span text:style-name="T2">, </text:span><text:span text:style-name="T3">בֶּן</text:span><text:span text:style-name="T2">-</text:span><text:span text:style-name="T3">יִשָׁי</text:span><text:span text:style-name="T2">. </text:span></text:p>
      <text:h text:style-name="P11" text:outline-level="1">תהילים פרק צא</text:h>
      <text:p text:style-name="P10"><text:bookmark text:name="s117"/><text:span text:style-name="Q"><text:span text:style-name="T1">א</text:span></text:span>  <text:span text:style-name="T3">יֹשֵׁב</text:span><text:span text:style-name="T2">, </text:span><text:span text:style-name="T3">בְּסֵתֶר עֶלְיון</text:span><text:span text:style-name="T2">;    </text:span><text:span text:style-name="T3">בְּצֵל שַׁדַּי</text:span><text:span text:style-name="T2">, </text:span><text:span text:style-name="T3">יִתְלונָן</text:span><text:span text:style-name="T2">.<text:line-break/></text:span><text:bookmark text:name="s26"/><text:span text:style-name="T1">ב</text:span>  <text:span text:style-name="T3">אֹמַר</text:span><text:span text:style-name="T2">--</text:span><text:span text:style-name="T3">לַה</text:span><text:span text:style-name="T2">', </text:span><text:span text:style-name="T3">מַחְסִי וּמְצוּדָתִי</text:span><text:span text:style-name="T2">;    </text:span><text:span text:style-name="T3">אֱלֹהַי</text:span><text:span text:style-name="T2">, </text:span><text:span text:style-name="T3">אֶבְטַח</text:span><text:span text:style-name="T2">-</text:span><text:span text:style-name="T3">בּו</text:span><text:span text:style-name="T2">.<text:line-break/></text:span><text:bookmark text:name="s34"/><text:span text:style-name="T1">ג</text:span>  <text:span text:style-name="T3">כִּי הוּא יַצִּילְךָ</text:span><text:span text:style-name="T2">, </text:span><text:span text:style-name="T3">מִפַּח יָקוּשׁ</text:span><text:span text:style-name="T2">;    </text:span><text:span text:style-name="T3">מִדֶּבֶר הַוּות</text:span><text:span text:style-name="T2">.<text:line-break/></text:span><text:bookmark text:name="s44"/><text:span text:style-name="T1">ד</text:span>  <text:span text:style-name="T3">בְּאֶבְרָתו</text:span><text:span text:style-name="T2">, </text:span><text:span text:style-name="T3">יָסֶךְ לָךְ</text:span><text:span text:style-name="T2">--</text:span><text:span text:style-name="T3">וְתַחַת</text:span><text:span text:style-name="T2">-</text:span><text:span text:style-name="T3">כְּנָפָיו תֶּחְסֶה</text:span><text:span text:style-name="T2">;    </text:span><text:span text:style-name="T3">צִנָּה וְסֹחֵרָה אֲמִתּו</text:span><text:span text:style-name="T2">.<text:line-break/></text:span><text:bookmark text:name="s54"/><text:span text:style-name="T1">ה</text:span>  <text:span text:style-name="T3">לֹא</text:span><text:span text:style-name="T2">-</text:span><text:span text:style-name="T3">תִירָא</text:span><text:span text:style-name="T2">, </text:span><text:span text:style-name="T3">מִפַּחַד לָיְלָה</text:span><text:span text:style-name="T2">;    </text:span><text:span text:style-name="T3">מֵחֵץ</text:span><text:span text:style-name="T2">, </text:span><text:span text:style-name="T3">יָעוּף יומָם</text:span><text:span text:style-name="T2">.<text:line-break/></text:span><text:bookmark text:name="s64"/><text:span text:style-name="T1">ו</text:span>  <text:span text:style-name="T3">מִדֶּבֶר</text:span><text:span text:style-name="T2">, </text:span><text:span text:style-name="T3">בָּאֹפֶל יַהֲלֹךְ</text:span><text:span text:style-name="T2">;    </text:span><text:span text:style-name="T3">מִקֶּטֶב</text:span><text:span text:style-name="T2">, </text:span><text:span text:style-name="T3">יָשׁוּד צָהֳרָיִם</text:span><text:span text:style-name="T2">.<text:line-break/></text:span><text:bookmark text:name="s74"/><text:span text:style-name="T1">ז</text:span>  <text:span text:style-name="T3">יִפֹּל מִצִּדְּךָ</text:span><text:span text:style-name="T2">, </text:span><text:span text:style-name="T3">אֶלֶף</text:span><text:span text:style-name="T2">--</text:span><text:span text:style-name="T3">וּרְבָבָה מִימִינֶךָ</text:span><text:span text:style-name="T2">:    </text:span><text:span text:style-name="T3">אֵלֶיךָ</text:span><text:span text:style-name="T2">, </text:span><text:span text:style-name="T3">לֹא יִגָּשׁ</text:span><text:span text:style-name="T2">.<text:line-break/></text:span><text:bookmark text:name="s84"/><text:span text:style-name="T1">ח</text:span>  <text:span text:style-name="T3">רַק</text:span><text:span text:style-name="T2">, </text:span><text:span text:style-name="T3">בְּעֵינֶיךָ תַבִּיט</text:span><text:span text:style-name="T2">;    </text:span><text:span text:style-name="T3">וְשִׁלֻּמַת רְשָׁעִים תִּרְאֶה</text:span><text:span text:style-name="T2">.<text:line-break/></text:span><text:bookmark text:name="s94"/><text:span text:style-name="T1">ט</text:span>  <text:span text:style-name="T3">כִּי</text:span><text:span text:style-name="T2">-</text:span><text:span text:style-name="T3">אַתָּה ה</text:span><text:span text:style-name="T2">' </text:span><text:span text:style-name="T3">מַחְסִי</text:span><text:span text:style-name="T2">;    </text:span><text:span text:style-name="T3">עֶלְיון</text:span><text:span text:style-name="T2">, </text:span><text:span text:style-name="T3">שַׂמְתָּ מְעונֶךָ</text:span><text:span text:style-name="T2">.<text:line-break/></text:span><text:bookmark text:name="s104"/><text:span text:style-name="T1">י</text:span>  <text:span text:style-name="T3">לֹא</text:span><text:span text:style-name="T2">-</text:span><text:span text:style-name="T3">תְאֻנֶּה אֵלֶיךָ רָעָה</text:span><text:span text:style-name="T2">;    </text:span><text:span text:style-name="T3">וְנֶגַע</text:span><text:span text:style-name="T2">, </text:span><text:span text:style-name="T3">לֹא</text:span><text:span text:style-name="T2">-</text:span><text:span text:style-name="T3">יִקְרַב בְּאָהֳלֶךָ</text:span><text:span text:style-name="T2">.<text:line-break/></text:span><text:bookmark text:name="s116"/><text:span text:style-name="T1">יא</text:span>  <text:span text:style-name="T3">כִּי מַלְאָכָיו</text:span><text:span text:style-name="T2">, </text:span><text:span text:style-name="T3">יְצַוֶּה</text:span><text:span text:style-name="T2">-</text:span><text:span text:style-name="T3">לָּךְ</text:span><text:span text:style-name="T2">;    </text:span><text:span text:style-name="T3">לִשְׁמָרְךָ</text:span><text:span text:style-name="T2">, </text:span><text:span text:style-name="T3">בְּכָל</text:span><text:span text:style-name="T2">-</text:span><text:span text:style-name="T3">דְּרָכֶיךָ</text:span><text:span text:style-name="T2">.<text:line-break/></text:span><text:bookmark text:name="s123"/><text:span text:style-name="T1">יב</text:span>  <text:span text:style-name="T3">עַל</text:span><text:span text:style-name="T2">-</text:span><text:span text:style-name="T3">כַּפַּיִם יִשָּׂאוּנְךָ</text:span><text:span text:style-name="T2">:    </text:span><text:span text:style-name="T3">פֶּן</text:span><text:span text:style-name="T2">-</text:span><text:span text:style-name="T3">תִּגֹּף בָּאֶבֶן רַגְלֶךָ</text:span><text:span text:style-name="T2">.<text:line-break/></text:span><text:bookmark text:name="s133"/><text:span text:style-name="T1">יג</text:span>  <text:span text:style-name="T3">עַל</text:span><text:span text:style-name="T2">-</text:span><text:span text:style-name="T3">שַׁחַל וָפֶתֶן</text:span><text:span text:style-name="T2">, </text:span><text:span text:style-name="T3">תִּדְרֹךְ</text:span><text:span text:style-name="T2">;    </text:span><text:span text:style-name="T3">תִּרְמֹס כְּפִיר וְתַנִּין</text:span><text:span text:style-name="T2">.<text:line-break/></text:span><text:bookmark text:name="s143"/><text:span text:style-name="T1">יד</text:span>  <text:span text:style-name="T3">כִּי בִי חָשַׁק</text:span><text:span text:style-name="T2">, </text:span><text:span text:style-name="T3">וַאֲפַלְּטֵהוּ</text:span><text:span text:style-name="T2">;    </text:span><text:span text:style-name="T3">אֲשַׂגְּבֵהוּ</text:span><text:span text:style-name="T2">, </text:span><text:span text:style-name="T3">כִּי</text:span><text:span text:style-name="T2">-</text:span><text:span text:style-name="T3">יָדַע שְׁמִי</text:span><text:span text:style-name="T2">.<text:line-break/></text:span><text:bookmark text:name="s153"/><text:span text:style-name="T1">טו</text:span>  <text:span text:style-name="T3">יִקְרָאֵנִי</text:span><text:span text:style-name="T2">, </text:span><text:span text:style-name="T3">וְאֶעֱנֵהוּ</text:span><text:span text:style-name="T2">--</text:span><text:span text:style-name="T3">עִמּו</text:span><text:span text:style-name="T2">-</text:span><text:span text:style-name="T3">אָנֹכִי בְצָרָה</text:span><text:span text:style-name="T2">;    </text:span><text:span text:style-name="T3">אֲחַלְּצֵהוּ</text:span><text:span text:style-name="T2">, </text:span><text:span text:style-name="T3">וַאֲכַבְּדֵהוּ</text:span><text:span text:style-name="T2">.<text:line-break/></text:span><text:bookmark text:name="s162"/><text:span text:style-name="T1">טז</text:span>  <text:span text:style-name="T3">אֹרֶךְ יָמִים</text:span><text:span text:style-name="T2">, </text:span><text:span text:style-name="T3">אַשְׂבִּיעֵהוּ</text:span><text:span text:style-name="T2">;    </text:span><text:span text:style-name="T3">וְאַרְאֵהוּ</text:span><text:span text:style-name="T2">, </text:span><text:span text:style-name="T3">בִּישׁוּעָתִי</text:span><text:span text:style-name="T2">. </text:span></text:p>
      <text:h text:style-name="P13" text:outline-level="1">תהילים פרק קד</text:h>
      <text:p text:style-name="P12"><text:bookmark text:name="s119"/><text:span text:style-name="Q"><text:span text:style-name="T1">א</text:span></text:span>  <text:span text:style-name="T3">בָּרְכִי נַפְשִׁי</text:span><text:span text:style-name="T2">,    </text:span><text:span text:style-name="T3">אֶת</text:span><text:span text:style-name="T2">-</text:span><text:span text:style-name="T3">ה</text:span><text:span text:style-name="T2">':<text:line-break/></text:span><text:span text:style-name="T3">ה</text:span><text:span text:style-name="T2">' </text:span><text:span text:style-name="T3">אֱלֹהַי</text:span><text:span text:style-name="T2">, </text:span><text:span text:style-name="T3">גָּדַלְתָּ מְּאֹד</text:span><text:span text:style-name="T2">;    </text:span><text:span text:style-name="T3">הוד וְהָדָר לָבָשְׁתָּ</text:span><text:span text:style-name="T2">.<text:line-break/></text:span><text:bookmark text:name="s210"/><text:span text:style-name="T1">ב</text:span>  <text:span text:style-name="T3">עֹטֶה</text:span><text:span text:style-name="T2">-</text:span><text:span text:style-name="T3">אור</text:span><text:span text:style-name="T2">, </text:span><text:span text:style-name="T3">כַּשַּׂלְמָה</text:span><text:span text:style-name="T2">;    </text:span><text:span text:style-name="T3">נוטֶה שָׁמַיִם</text:span><text:span text:style-name="T2">, </text:span><text:span text:style-name="T3">כַּיְרִיעָה</text:span><text:span text:style-name="T2">.<text:line-break/></text:span><text:bookmark text:name="s36"/><text:span text:style-name="T1">ג</text:span>  <text:span text:style-name="T3">הַמְקָרֶה בַמַּיִם</text:span><text:span text:style-name="T2">,    </text:span><text:span text:style-name="T3">עֲלִיּותָיו</text:span><text:span text:style-name="T2">:<text:line-break/></text:span><text:span text:style-name="T3">הַשָּׂם</text:span><text:span text:style-name="T2">-</text:span><text:span text:style-name="T3">עָבִים רְכוּבו</text:span><text:span text:style-name="T2">;    </text:span><text:span text:style-name="T3">הַמְהַלֵּךְ</text:span><text:span text:style-name="T2">, </text:span><text:span text:style-name="T3">עַל</text:span><text:span text:style-name="T2">-</text:span><text:span text:style-name="T3">כַּנְפֵי</text:span><text:span text:style-name="T2">-</text:span><text:span text:style-name="T3">רוּחַ</text:span><text:span text:style-name="T2">.<text:line-break/></text:span><text:bookmark text:name="s45"/><text:span text:style-name="T1">ד</text:span>  <text:span text:style-name="T3">עֹשֶׂה מַלְאָכָיו רוּחות</text:span><text:span text:style-name="T2">;    </text:span><text:span text:style-name="T3">מְשָׁרְתָיו</text:span><text:span text:style-name="T2">, </text:span><text:span text:style-name="T3">אֵשׁ לֹהֵט</text:span><text:span text:style-name="T2">.<text:line-break/></text:span><text:bookmark text:name="s55"/><text:span text:style-name="T1">ה</text:span>  <text:span text:style-name="T3">יָסַד</text:span><text:span text:style-name="T2">-</text:span><text:span text:style-name="T3">אֶרֶץ</text:span><text:span text:style-name="T2">, </text:span><text:span text:style-name="T3">עַל</text:span><text:span text:style-name="T2">-</text:span><text:span text:style-name="T3">מְכונֶיהָ</text:span><text:span text:style-name="T2">;    </text:span><text:span text:style-name="T3">בַּל</text:span><text:span text:style-name="T2">-</text:span><text:span text:style-name="T3">תִּמּוט</text:span><text:span text:style-name="T2">, </text:span><text:span text:style-name="T3">עולָם וָעֶד</text:span><text:span text:style-name="T2">.<text:line-break/></text:span><text:bookmark text:name="s65"/><text:span text:style-name="T1">ו</text:span>  <text:span text:style-name="T3">תְּהום</text:span><text:span text:style-name="T2">, </text:span><text:span text:style-name="T3">כַּלְּבוּשׁ כִּסִּיתו</text:span><text:span text:style-name="T2">;    </text:span><text:span text:style-name="T3">עַל</text:span><text:span text:style-name="T2">-</text:span><text:span text:style-name="T3">הָרִים</text:span><text:span text:style-name="T2">, </text:span><text:span text:style-name="T3">יַעַמְדוּ מָיִם</text:span><text:span text:style-name="T2">.<text:line-break/></text:span><text:bookmark text:name="s75"/><text:span text:style-name="T1">ז</text:span>  <text:span text:style-name="T3">מִן</text:span><text:span text:style-name="T2">-</text:span><text:span text:style-name="T3">גַּעֲרָתְךָ יְנוּסוּן</text:span><text:span text:style-name="T2">;    </text:span><text:span text:style-name="T3">מִן</text:span><text:span text:style-name="T2">-</text:span><text:span text:style-name="T3">קול רַעַמְךָ</text:span><text:span text:style-name="T2">, </text:span><text:span text:style-name="T3">יֵחָפֵזוּן</text:span><text:span text:style-name="T2">.<text:line-break/></text:span><text:bookmark text:name="s85"/><text:span text:style-name="T1">ח</text:span>  <text:span text:style-name="T3">יַעֲלוּ הָרִים</text:span><text:span text:style-name="T2">, </text:span><text:span text:style-name="T3">יֵרְדוּ בְקָעות</text:span><text:span text:style-name="T2">--    </text:span><text:span text:style-name="T3">אֶל</text:span><text:span text:style-name="T2">-</text:span><text:span text:style-name="T3">מְקום</text:span><text:span text:style-name="T2">, </text:span><text:span text:style-name="T3">זֶה יָסַדְתָּ לָהֶם</text:span><text:span text:style-name="T2">.<text:line-break/></text:span><text:bookmark text:name="s95"/><text:span text:style-name="T1">ט</text:span>  <text:span text:style-name="T3">גְּבוּל</text:span><text:span text:style-name="T2">-</text:span><text:span text:style-name="T3">שַׂמְתָּ</text:span><text:span text:style-name="T2">, </text:span><text:span text:style-name="T3">בַּל</text:span><text:span text:style-name="T2">-</text:span><text:span text:style-name="T3">יַעֲבֹרוּן</text:span><text:span text:style-name="T2">;    </text:span><text:span text:style-name="T3">בַּל</text:span><text:span text:style-name="T2">-</text:span><text:span text:style-name="T3">יְשֻׁבוּן</text:span><text:span text:style-name="T2">, </text:span><text:span text:style-name="T3">לְכַסּות הָאָרֶץ</text:span><text:span text:style-name="T2">.<text:line-break/></text:span><text:bookmark text:name="s105"/><text:span text:style-name="T1">י</text:span>  <text:span text:style-name="T3">הַמְשַׁלֵּחַ מַעְיָנִים</text:span><text:span text:style-name="T2">, </text:span><text:span text:style-name="T3">בַּנְּחָלִים</text:span><text:span text:style-name="T2">;    </text:span><text:span text:style-name="T3">בֵּין הָרִים</text:span><text:span text:style-name="T2">, </text:span><text:span text:style-name="T3">יְהַלֵּכוּן</text:span><text:span text:style-name="T2">.<text:line-break/></text:span><text:bookmark text:name="s118"/><text:span text:style-name="T1">יא</text:span>  <text:span text:style-name="T3">יַשְׁקוּ</text:span><text:span text:style-name="T2">, </text:span><text:span text:style-name="T3">כָּל</text:span><text:span text:style-name="T2">-</text:span><text:span text:style-name="T3">חַיְתו שָׂדָי</text:span><text:span text:style-name="T2">;    </text:span><text:span text:style-name="T3">יִשְׁבְּרוּ פְרָאִים צְמָאָם</text:span><text:span text:style-name="T2">.<text:line-break/></text:span><text:bookmark text:name="s124"/><text:span text:style-name="T1">יב</text:span>  <text:span text:style-name="T3">עֲלֵיהֶם</text:span><text:span text:style-name="T2">, </text:span><text:span text:style-name="T3">עוף</text:span><text:span text:style-name="T2">-</text:span><text:span text:style-name="T3">הַשָּׁמַיִם יִשְׁכּון</text:span><text:span text:style-name="T2">;    </text:span><text:span text:style-name="T3">מִבֵּין עֳפָאיִם</text:span><text:span text:style-name="T2">, </text:span><text:span text:style-name="T3">יִתְּנוּ</text:span><text:span text:style-name="T2">-</text:span><text:span text:style-name="T3">קול</text:span><text:span text:style-name="T2">.<text:line-break/></text:span><text:bookmark text:name="s134"/><text:span text:style-name="T1">יג</text:span>  <text:span text:style-name="T3">מַשְׁקֶה הָרִים</text:span><text:span text:style-name="T2">, </text:span><text:span text:style-name="T3">מֵעֲלִיּותָיו</text:span><text:span text:style-name="T2">;    </text:span><text:span text:style-name="T3">מִפְּרִי מַעֲשֶׂיךָ</text:span><text:span text:style-name="T2">, </text:span><text:span text:style-name="T3">תִּשְׂבַּע הָאָרֶץ</text:span><text:span text:style-name="T2">.<text:line-break/></text:span><text:bookmark text:name="s144"/><text:span text:style-name="T1">יד</text:span>  <text:span text:style-name="T3">מַצְמִיחַ חָצִיר</text:span><text:span text:style-name="T2">, </text:span><text:span text:style-name="T3">לַבְּהֵמָה</text:span><text:span text:style-name="T2">,    </text:span><text:span text:style-name="T3">וְעֵשֶׂב</text:span><text:span text:style-name="T2">, </text:span><text:span text:style-name="T3">לַעֲבֹדַת הָאָדָם</text:span><text:span text:style-name="T2">;<text:line-break/></text:span><text:span text:style-name="T3">לְהוצִיא לֶחֶם</text:span><text:span text:style-name="T2">,    </text:span><text:span text:style-name="T3">מִן</text:span><text:span text:style-name="T2">-</text:span><text:span text:style-name="T3">הָאָרֶץ</text:span><text:span text:style-name="T2">.<text:line-break/></text:span><text:bookmark text:name="s154"/><text:span text:style-name="T1">טו</text:span>  <text:span text:style-name="T3">וְיַיִן</text:span><text:span text:style-name="T2">, </text:span><text:span text:style-name="T3">יְשַׂמַּח לְבַב</text:span><text:span text:style-name="T2">-</text:span><text:span text:style-name="T3">אֱנושׁ</text:span><text:span text:style-name="T2">--    </text:span><text:span text:style-name="T3">לְהַצְהִיל פָּנִים מִשָּׁמֶן</text:span><text:span text:style-name="T2">;<text:line-break/></text:span><text:span text:style-name="T3">וְלֶחֶם</text:span><text:span text:style-name="T2">,    </text:span><text:span text:style-name="T3">לְבַב</text:span><text:span text:style-name="T2">-</text:span><text:span text:style-name="T3">אֱנושׁ יִסְעָד</text:span><text:span text:style-name="T2">.<text:line-break/></text:span><text:bookmark text:name="s163"/><text:span text:style-name="T1">טז</text:span>  <text:span text:style-name="T3">יִשְׂבְּעוּ</text:span><text:span text:style-name="T2">, </text:span><text:span text:style-name="T3">עֲצֵי ה</text:span><text:span text:style-name="T2">'--    </text:span><text:span text:style-name="T3">אַרְזֵי לְבָנון</text:span><text:span text:style-name="T2">, </text:span><text:span text:style-name="T3">אֲשֶׁר נָטָע</text:span><text:span text:style-name="T2">.<text:line-break/></text:span><text:bookmark text:name="s172"/><text:span text:style-name="T1">יז</text:span>  <text:span text:style-name="T3">אֲשֶׁר</text:span><text:span text:style-name="T2">-</text:span><text:span text:style-name="T3">שָׁם</text:span><text:span text:style-name="T2">, </text:span><text:span text:style-name="T3">צִפֳּרִים יְקַנֵּנוּ</text:span><text:span text:style-name="T2">;    </text:span><text:span text:style-name="T3">חֲסִידָה</text:span><text:span text:style-name="T2">, </text:span><text:span text:style-name="T3">בְּרושִׁים בֵּיתָהּ</text:span><text:span text:style-name="T2">.<text:line-break/></text:span><text:bookmark text:name="s182"/><text:span text:style-name="T1">יח</text:span>  <text:span text:style-name="T3">הָרִים הַגְּבֹהִים</text:span><text:span text:style-name="T2">, </text:span><text:span text:style-name="T3">לַיְּעֵלִים</text:span><text:span text:style-name="T2">;    </text:span><text:span text:style-name="T3">סְלָעִים</text:span><text:span text:style-name="T2">, </text:span><text:span text:style-name="T3">מַחְסֶה </text:span><text:span text:style-name="T3">לַשְׁפַנִּים</text:span><text:span text:style-name="T2">.<text:line-break/></text:span><text:bookmark text:name="s192"/><text:span text:style-name="T1">יט</text:span>  <text:span text:style-name="T3">עָשָׂה יָרֵחַ</text:span><text:span text:style-name="T2">, </text:span><text:span text:style-name="T3">לְמועֲדִים</text:span><text:span text:style-name="T2">;    </text:span><text:span text:style-name="T3">שֶׁמֶשׁ</text:span><text:span text:style-name="T2">, </text:span><text:span text:style-name="T3">יָדַע מְבואו</text:span><text:span text:style-name="T2">.<text:line-break/></text:span><text:bookmark text:name="s202"/><text:span text:style-name="T1">כ</text:span>  <text:span text:style-name="T3">תָּשֶׁת</text:span><text:span text:style-name="T2">-</text:span><text:span text:style-name="T3">חֹשֶׁךְ</text:span><text:span text:style-name="T2">, </text:span><text:span text:style-name="T3">וִיהִי לָיְלָה</text:span><text:span text:style-name="T2">--    </text:span><text:span text:style-name="T3">בּו</text:span><text:span text:style-name="T2">-</text:span><text:span text:style-name="T3">תִרְמֹשׂ</text:span><text:span text:style-name="T2">, </text:span><text:span text:style-name="T3">כָּל</text:span><text:span text:style-name="T2">-</text:span><text:span text:style-name="T3">חַיְתו</text:span><text:span text:style-name="T2">-</text:span><text:span text:style-name="T3">יָעַר</text:span><text:span text:style-name="T2">.<text:line-break/></text:span><text:bookmark text:name="s211"/><text:span text:style-name="T1">כא</text:span>  <text:span text:style-name="T3">הַכְּפִירִים</text:span><text:span text:style-name="T2">, </text:span><text:span text:style-name="T3">שֹׁאֲגִים לַטָּרֶף</text:span><text:span text:style-name="T2">;    </text:span><text:span text:style-name="T3">וּלְבַקֵּשׁ מֵאֵל</text:span><text:span text:style-name="T2">, </text:span><text:span text:style-name="T3">אָכְלָם</text:span><text:span text:style-name="T2">.<text:line-break/></text:span><text:bookmark text:name="s221"/><text:soft-page-break/><text:span text:style-name="T1">כב</text:span>  <text:span text:style-name="T3">תִּזְרַח הַשֶּׁמֶשׁ</text:span><text:span text:style-name="T2">, </text:span><text:span text:style-name="T3">יֵאָסֵפוּן</text:span><text:span text:style-name="T2">;    </text:span><text:span text:style-name="T3">וְאֶל</text:span><text:span text:style-name="T2">-</text:span><text:span text:style-name="T3">מְעונֹתָם</text:span><text:span text:style-name="T2">, </text:span><text:span text:style-name="T3">יִרְבָּצוּן</text:span><text:span text:style-name="T2">.<text:line-break/></text:span><text:bookmark text:name="s231"/><text:span text:style-name="T1">כג</text:span>  <text:span text:style-name="T3">יֵצֵא אָדָם לְפָעֳלו</text:span><text:span text:style-name="T2">;    </text:span><text:span text:style-name="T3">וְלַעֲבֹדָתו עֲדֵי</text:span><text:span text:style-name="T2">-</text:span><text:span text:style-name="T3">עָרֶב</text:span><text:span text:style-name="T2">.<text:line-break/></text:span><text:bookmark text:name="s241"/><text:span text:style-name="T1">כד</text:span>  <text:span text:style-name="T3">מָה</text:span><text:span text:style-name="T2">-</text:span><text:span text:style-name="T3">רַבּוּ מַעֲשֶׂיךָ</text:span><text:span text:style-name="T2">, </text:span><text:span text:style-name="T3">ה</text:span><text:span text:style-name="T2">'--    </text:span><text:span text:style-name="T3">כֻּלָּם</text:span><text:span text:style-name="T2">, </text:span><text:span text:style-name="T3">בְּחָכְמָה עָשִׂיתָ</text:span><text:span text:style-name="T2">;<text:line-break/></text:span><text:span text:style-name="T3">מָלְאָה הָאָרֶץ</text:span><text:span text:style-name="T2">,    </text:span><text:span text:style-name="T3">קִנְיָנֶךָ</text:span><text:span text:style-name="T2">.<text:line-break/></text:span><text:bookmark text:name="s251"/><text:span text:style-name="T1">כה</text:span>  <text:span text:style-name="T3">זֶה</text:span><text:span text:style-name="T2">, </text:span><text:span text:style-name="T3">הַיָּם גָּדול</text:span><text:span text:style-name="T2">--    </text:span><text:span text:style-name="T3">וּרְחַב יָדָיִם</text:span><text:span text:style-name="T2">:<text:line-break/></text:span><text:span text:style-name="T3">שָׁם</text:span><text:span text:style-name="T2">-</text:span><text:span text:style-name="T3">רֶמֶשׂ</text:span><text:span text:style-name="T2">, </text:span><text:span text:style-name="T3">וְאֵין מִסְפָּר</text:span><text:span text:style-name="T2">;    </text:span><text:span text:style-name="T3">חַיּות קְטַנּות</text:span><text:span text:style-name="T2">, </text:span><text:span text:style-name="T3">עִם</text:span><text:span text:style-name="T2">-</text:span><text:span text:style-name="T3">גְּדֹלות</text:span><text:span text:style-name="T2">.<text:line-break/></text:span><text:bookmark text:name="s261"/><text:span text:style-name="T1">כו</text:span>  <text:span text:style-name="T3">שָׁם</text:span><text:span text:style-name="T2">, </text:span><text:span text:style-name="T3">אֳנִיּות יְהַלֵּכוּן</text:span><text:span text:style-name="T2">;    </text:span><text:span text:style-name="T3">לִוְיָתָן</text:span><text:span text:style-name="T2">, </text:span><text:span text:style-name="T3">זֶה</text:span><text:span text:style-name="T2">-</text:span><text:span text:style-name="T3">יָצַרְתָּ לְשַׂחֶק</text:span><text:span text:style-name="T2">-</text:span><text:span text:style-name="T3">בּו</text:span><text:span text:style-name="T2">.<text:line-break/></text:span><text:bookmark text:name="s27"/><text:span text:style-name="T1">כז</text:span>  <text:span text:style-name="T3">כֻּלָּם</text:span><text:span text:style-name="T2">, </text:span><text:span text:style-name="T3">אֵלֶיךָ יְשַׂבֵּרוּן</text:span><text:span text:style-name="T2">--    </text:span><text:span text:style-name="T3">לָתֵת אָכְלָם בְּעִתּו</text:span><text:span text:style-name="T2">.<text:line-break/></text:span><text:bookmark text:name="s28"/><text:span text:style-name="T1">כח</text:span>  <text:span text:style-name="T3">תִּתֵּן לָהֶם</text:span><text:span text:style-name="T2">, </text:span><text:span text:style-name="T3">יִלְקֹטוּן</text:span><text:span text:style-name="T2">;    </text:span><text:span text:style-name="T3">תִּפְתַּח יָדְךָ</text:span><text:span text:style-name="T2">, </text:span><text:span text:style-name="T3">יִשְׂבְּעוּן טוב</text:span><text:span text:style-name="T2">.<text:line-break/></text:span><text:bookmark text:name="s29"/><text:span text:style-name="T1">כט</text:span>  <text:span text:style-name="T3">תַּסְתִּיר פָּנֶיךָ</text:span><text:span text:style-name="T2">,    </text:span><text:span text:style-name="T3">יִבָּהֵלוּן</text:span><text:span text:style-name="T2">:<text:line-break/></text:span><text:span text:style-name="T3">תֹּסֵף רוּחָם</text:span><text:span text:style-name="T2">, </text:span><text:span text:style-name="T3">יִגְוָעוּן</text:span><text:span text:style-name="T2">;    </text:span><text:span text:style-name="T3">וְאֶל</text:span><text:span text:style-name="T2">-</text:span><text:span text:style-name="T3">עֲפָרָם יְשׁוּבוּן</text:span><text:span text:style-name="T2">.<text:line-break/></text:span><text:bookmark text:name="s30"/><text:span text:style-name="T1">ל</text:span>  <text:span text:style-name="T3">תְּשַׁלַּח רוּחֲךָ</text:span><text:span text:style-name="T2">, </text:span><text:span text:style-name="T3">יִבָּרֵאוּן</text:span><text:span text:style-name="T2">;    </text:span><text:span text:style-name="T3">וּתְחַדֵּשׁ</text:span><text:span text:style-name="T2">, </text:span><text:span text:style-name="T3">פְּנֵי אֲדָמָה</text:span><text:span text:style-name="T2">.<text:line-break/></text:span><text:bookmark text:name="s311"/><text:span text:style-name="T1">לא</text:span>  <text:span text:style-name="T3">יְהִי כְבוד ה</text:span><text:span text:style-name="T2">' </text:span><text:span text:style-name="T3">לְעולָם</text:span><text:span text:style-name="T2">;    </text:span><text:span text:style-name="T3">יִשְׂמַח ה</text:span><text:span text:style-name="T2">' </text:span><text:span text:style-name="T3">בְּמַעֲשָׂיו</text:span><text:span text:style-name="T2">.<text:line-break/></text:span><text:bookmark text:name="s321"/><text:span text:style-name="T1">לב</text:span>  <text:span text:style-name="T3">הַמַּבִּיט לָאָרֶץ</text:span><text:span text:style-name="T2">, </text:span><text:span text:style-name="T3">וַתִּרְעָד</text:span><text:span text:style-name="T2">;    </text:span><text:span text:style-name="T3">יִגַּע בֶּהָרִים וְיֶעֱשָׁנוּ</text:span><text:span text:style-name="T2">.<text:line-break/></text:span><text:bookmark text:name="s331"/><text:span text:style-name="T1">לג</text:span>  <text:span text:style-name="T3">אָשִׁירָה לַה</text:span><text:span text:style-name="T2">' </text:span><text:span text:style-name="T3">בְּחַיָּי</text:span><text:span text:style-name="T2">;    </text:span><text:span text:style-name="T3">אֲזַמְּרָה לֵאלֹהַי בְּעודִי</text:span><text:span text:style-name="T2">.<text:line-break/></text:span><text:bookmark text:name="s341"/><text:span text:style-name="T1">לד</text:span>  <text:span text:style-name="T3">יֶעֱרַב עָלָיו שִׂיחִי</text:span><text:span text:style-name="T2">;    </text:span><text:span text:style-name="T3">אָנֹכִי</text:span><text:span text:style-name="T2">, </text:span><text:span text:style-name="T3">אֶשְׂמַח בַּה</text:span><text:span text:style-name="T2">'.<text:line-break/></text:span><text:bookmark text:name="s35"/><text:span text:style-name="T1">לה</text:span>  <text:span text:style-name="T3">יִתַּמּוּ חַטָּאִים מִן</text:span><text:span text:style-name="T2">-</text:span><text:span text:style-name="T3">הָאָרֶץ</text:span><text:span text:style-name="T2">,    </text:span><text:span text:style-name="T3">וּרְשָׁעִים עוד אֵינָם</text:span><text:span text:style-name="T2">--<text:line-break/></text:span><text:span text:style-name="T3">בָּרְכִי נַפְשִׁי</text:span><text:span text:style-name="T2">,    </text:span><text:span text:style-name="T3">אֶת</text:span><text:span text:style-name="T2">-</text:span><text:span text:style-name="T3">ה</text:span><text:span text:style-name="T2">'; <text:s text:c="19"/></text:span><text:span text:style-name="T3">הַלְלוּ</text:span><text:span text:style-name="T2">-</text:span><text:span text:style-name="T3">יָהּ</text:span><text:span text:style-name="T2">. </text:span></text:p>
      <text:h text:style-name="P15" text:outline-level="1">תהילים פרק קל</text:h>
      <text:p text:style-name="P14"><text:bookmark text:name="s120"/><text:span text:style-name="Q"><text:span text:style-name="T1">א</text:span></text:span>  <text:span text:style-name="T3">שִׁיר הַמַּעֲלות</text:span><text:span text:style-name="T2">:<text:line-break/></text:span><text:span text:style-name="T3">מִמַּעֲמַקִּים קְרָאתִיךָ    ה</text:span><text:span text:style-name="T2">'.<text:line-break/></text:span><text:bookmark text:name="s212"/><text:span text:style-name="T1">ב</text:span>  <text:span text:style-name="T3">אֲדֹנָי</text:span><text:span text:style-name="T2">,    </text:span><text:span text:style-name="T3">שִׁמְעָה בְקולִי</text:span><text:span text:style-name="T2">:<text:line-break/></text:span><text:span text:style-name="T3">תִּהְיֶינָה אָזְנֶיךָ</text:span><text:span text:style-name="T2">, </text:span><text:span text:style-name="T3">קַשֻּׁבות</text:span><text:span text:style-name="T2">--    </text:span><text:span text:style-name="T3">לְקול</text:span><text:span text:style-name="T2">, </text:span><text:span text:style-name="T3">תַּחֲנוּנָי</text:span><text:span text:style-name="T2">.<text:line-break/></text:span><text:bookmark text:name="s37"/><text:span text:style-name="T1">ג</text:span>  <text:span text:style-name="T3">אִם</text:span><text:span text:style-name="T2">-</text:span><text:span text:style-name="T3">עֲונות תִּשְׁמָר</text:span><text:span text:style-name="T2">-</text:span><text:span text:style-name="T3">יָהּ</text:span><text:span text:style-name="T2">--    </text:span><text:span text:style-name="T3">אֲדֹנָי</text:span><text:span text:style-name="T2">, </text:span><text:span text:style-name="T3">מִי יַעֲמֹד</text:span><text:span text:style-name="T2">.<text:line-break/></text:span><text:bookmark text:name="s46"/><text:span text:style-name="T1">ד</text:span>  <text:span text:style-name="T3">כִּי</text:span><text:span text:style-name="T2">-</text:span><text:span text:style-name="T3">עִמְּךָ הַסְּלִיחָה</text:span><text:span text:style-name="T2">--    </text:span><text:span text:style-name="T3">לְמַעַן</text:span><text:span text:style-name="T2">, </text:span><text:span text:style-name="T3">תִּוָּרֵא</text:span><text:span text:style-name="T2">.<text:line-break/></text:span><text:bookmark text:name="s56"/><text:span text:style-name="T1">ה</text:span>  <text:span text:style-name="T3">קִוִּיתִי ה</text:span><text:span text:style-name="T2">', </text:span><text:span text:style-name="T3">קִוְּתָה נַפְשִׁי</text:span><text:span text:style-name="T2">;    </text:span><text:span text:style-name="T3">וְלִדְבָרו הוחָלְתִּי</text:span><text:span text:style-name="T2">.<text:line-break/></text:span><text:bookmark text:name="s66"/><text:span text:style-name="T1">ו</text:span>  <text:span text:style-name="T3">נַפְשִׁי לַאדֹנָי</text:span><text:span text:style-name="T2">--    </text:span><text:span text:style-name="T3">מִשֹּׁמְרִים לַבֹּקֶר</text:span><text:span text:style-name="T2">, </text:span><text:span text:style-name="T3">שֹׁמְרִים לַבֹּקֶר</text:span><text:span text:style-name="T2">.<text:line-break/></text:span><text:bookmark text:name="s76"/><text:span text:style-name="T1">ז</text:span>  <text:span text:style-name="T3">יַחֵל יִשְׂרָאֵל</text:span><text:span text:style-name="T2">, </text:span><text:span text:style-name="T3">אֶל</text:span><text:span text:style-name="T2">-</text:span><text:span text:style-name="T3">ה</text:span><text:span text:style-name="T2">':    </text:span><text:span text:style-name="T3">כִּי</text:span><text:span text:style-name="T2">-</text:span><text:span text:style-name="T3">עִם</text:span><text:span text:style-name="T2">-</text:span><text:span text:style-name="T3">ה</text:span><text:span text:style-name="T2">' </text:span><text:span text:style-name="T3">הַחֶסֶד</text:span><text:span text:style-name="T2">; </text:span><text:span text:style-name="T3">וְהַרְבֵּה עִמּו פְדוּת</text:span><text:span text:style-name="T2">.<text:line-break/></text:span><text:bookmark text:name="s86"/><text:span text:style-name="T1">ח</text:span>  <text:span text:style-name="T3">וְהוּא</text:span><text:span text:style-name="T2">, </text:span><text:span text:style-name="T3">יִפְדֶּה אֶת</text:span><text:span text:style-name="T2">-</text:span><text:span text:style-name="T3">יִשְׂרָאֵל</text:span><text:span text:style-name="T2">--    </text:span><text:span text:style-name="T3">מִכֹּל</text:span><text:span text:style-name="T2">, </text:span><text:span text:style-name="T3">עֲונֹתָיו</text:span><text:span text:style-name="T2">. </text:span></text:p>
      <text:p text:style-name="P1"/>
      <text:p text:style-name="P1"><text:span text:style-name="T4">קוראים </text:span><text:a xlink:type="simple" xlink:href="http://tora.us.fm/tnk1/ktuv/thlim/th-119.html">בפרק קיט</text:a><text:span text:style-name="T4"> את פסוקי האותיות של שם הנפטר ואותיות </text:span><text:span text:style-name="T11">נשמה</text:span><text:span text:style-name="T4">,</text:span></text:p>
      <text:p text:style-name="P2">ואז אומרים את התפילות הבאות:</text:p>
      <text:p text:style-name="P2"/>
      <text:p text:style-name="P2"/>
      <text:p text:style-name="P2"/>
      <text:p text:style-name="P2"/>
      <text:p text:style-name="P2"/>
      <text:p text:style-name="P2"/>
      <text:h text:style-name="Heading_20_3" text:outline-level="3">אל מלא רחמים:</text:h>
      <text:p text:style-name="P3"/>
      <text:p text:style-name="P20">אֵל מָלֵא רַחֲמִים, שׁוֹכֵן בַּמְּרוֹמִים, </text:p>
      <text:p text:style-name="P20">הַמְצֵא מְנוּחָה נְכוֹנָה, עַל כַּנְפֵי הַשְּׁכִינָה, </text:p>
      <text:p text:style-name="P20">בְּמַעֲלוֹת קְדוֹשִׁים וּטְהוֹרִים,</text:p>
      <text:p text:style-name="P20">כְּזוֹהַר הָרָקִיעַ מַזְהִירִים, </text:p>
      <text:p text:style-name="P20">אֶת נִשְׁמַת _________ שֶׁהָלַךְ לְעוֹלָמוֹ,</text:p>
      <text:p text:style-name="P20">בַּעֲבוּר שֶׁנָדְבוּ צְדָקָה</text:p>
      <text:p text:style-name="P20">בְּעַד הַזְכָּרַת נִשְׁמָתוֹ, </text:p>
      <text:p text:style-name="P20">לָכֵן בַּעַל הָרַחֲמִים</text:p>
      <text:p text:style-name="P20"><text:s/>יַסְתִּירֵהוּ בְּסֵתֶר כְּנָפָיו לְעוֹלָמִים, </text:p>
      <text:p text:style-name="P20">וְיִצְרֹר בִּצְרוֹר הַחַיִּים אֶת נִשְׁמָתוֹ. </text:p>
      <text:p text:style-name="P20">ה' הוּא נַחֲלָתוֹ, </text:p>
      <text:p text:style-name="P21">וְיָנוּחַ בְּשָׁלוֹם עַל מִשְׁכָּבוֹ,<text:line-break/>וְנֹאמַר אָמֵן.</text:p>
      <text:p text:style-name="P21"/>
      <text:h text:style-name="Heading_20_3" text:outline-level="3">קדיש יתום:</text:h>
      <text:p text:style-name="P22">יִתְגַּדַּל וְיִתְקַדַּשׁ שְׁמֵהּ רַבָּא. /ועונים: אמן/</text:p>
      <text:p text:style-name="P23">בְּעָלְמָא דִי בְרָא כִרְעוּתֵהּ,</text:p>
      <text:p text:style-name="P23">וְיַמְלִיךְ מַלְכוּתֵהּ וְיַצְמַח פּוּרְקָנֵהּ וִיקָרֵב <text:s/>מְשִׁיחֵהּ. /<text:span text:style-name="T9">ועונים</text:span><text:span text:style-name="T5">:</text:span> אמן/</text:p>
      <text:p text:style-name="P23">בְּחַיֵיכוֹן וּבְיוֹמֵיכוֹן וּבְחַיֵי דְּכָל בֵּית יִשְׂרָאֵל, בַּעֲגַלָא וּבִזְמַן קָרִיב וְאִמְרוּ אָמֵן:<text:line-break/><text:span text:style-name="T9">הקהל עונה אמן ומצטרף למשפט הבא</text:span><text:span text:style-name="T5">:</text:span><text:line-break/>יְהֵא שְׁמֵהּ רַבָּא מְבָרַךְ לְעָלַם וּלְעָלְמֵי עָלְמַיָא:<text:line-break/>יִתְבָּרַךְ <text:s/>וְיִשְׁתַּבַּח וְיִתְפָּאַר וְיִתְרוֹמַם וְיִתְנַשֵּׂא וְיִתְהַדָּר וְיִתְעַלֶּה וְיִתְהַלָּל, שְׁמֵהּ דְּקוּדְשָׁא בְּרִיךְ הוּא / <text:span text:style-name="T9">ועונים</text:span><text:span text:style-name="T5">:</text:span> בְּרִיךְ הוּא /<text:line-break/>לְעֵילָא (<text:span text:style-name="T9">בעשרת ימי תשובה</text:span><text:span text:style-name="T5">:</text:span> וּלְעֵילָא מִכָּל) מִן כָּל בִּרְכָתָא וְשִׁירָתָא, תֻּשְׁבְּחָתָא וְנֶחָמָתָא, דַאֲמִירָן בְּעָלְמָא. וְאִמְרוּ אַמֵן:</text:p>
      <text:p text:style-name="P23">יְהֵא שְׁלָמָא רַבָּא מִן שְׁמַיָּא וְחַיִּים עָלֵינוּ וְעַל כָּל יִשְׂרָאֵל, וְאִמְרוּ אָמֵן:</text:p>
      <text:p text:style-name="P23">עוֹשֶׂה שָׁלוֹם (<text:span text:style-name="T9">בעשרת ימי תשובה</text:span><text:span text:style-name="T5">:</text:span> הַשָּׁלוֹם) בִּמְרוֹמָיו הוּא יַעֲשֶׂה שָׁלוֹם עָלֵינוּ וְעַל כָּל יִשְׂרָאֵל, וְאִמְרוּ אָמֵן</text:p>
      <text:p text:style-name="Text_20_body"/>
      <text:h text:style-name="P46" text:outline-level="1">תפילת מנחה</text:h>
      <text:p text:style-name="Text_20_body"><text:span text:style-name="T15">אֲדֹנָי שְׂפָתַי תִּפְתָּח וּפִי יַגִּיד תְּהִלָּתֶךָ</text:span><text:span text:style-name="T14">.</text:span></text:p>
      <text:p text:style-name="P28">בָּרוּךְ אַתָּה ה', אֱלֹהֵינוּ וֵאלֹהֵי אֲבוֹתֵינוּ, אֱלֹהֵי אַבְרָהָם, אֱלֹהֵי יִצְחָק וֵאלֹהֵי יַעֲקֹב. הָאֵל הַגָּדוֹל, הַגִּבּוֹר וְהַנּוֹרָא, אֵל עֶלְיוֹן, גּוֹמֵל חֲסָדִים טוֹבִים, קוֹנֵה הַכֹּל, וְזוֹכֵר חַסְדֵי אָבוֹת, וּמֵבִיא גוֹאֵל לִבְנֵי בְנֵיהֶם לְמַעַן שְׁמוֹ, בְּאַהֲבָה.</text:p>
      <text:p text:style-name="P30">בעשרת ימי תשובה: זָכְרֵנוּ לְחַיִּים, מֶלֶךְ חָפֵץ בַּחַיִּים, וְכָתְבֵנוּ בְּסֵפֶר הַחַיִּים , לְמַעַנְךָ אֱלֹהִים חַיִּים.</text:p>
      <text:p text:style-name="Text_20_body">מֶלֶךְ עוֹזֵר וּמוֹשִׁיעַ וּמָגֵן. בָּרוּךְ אַתָּה יְיָ , מָגֵן אַבְרָהָם.</text:p>
      <text:p text:style-name="P18">אַתָּה, גִּבּוֹר לְעוֹלָם, אֲדֹנָי. מְחַיֵּה מֵתִים אַתָּה, רַב לְהוֹשִׁיעֵ. <text:span text:style-name="T13">בחורף</text:span><text:span text:style-name="T10">:</text:span> מַשִּׁיב הָרוּחַ וּמוֹרִיד הַגֶּשֶׁם.<text:span text:style-name="T13">בקיץ</text:span><text:span text:style-name="T10">:</text:span> מוֹרִיד הַטָּל. </text:p>
      <text:p text:style-name="Text_20_body">מְכַלְכֵּל חַיִּים בְּחֶסֶד, מְחַיֵּה מֵתִים בְּרַחֲמִים רַבִּים, סוֹמֵךְ נוֹפְלִים, וְרוֹפֵא חוֹלִים, וּמַתִּיר אֲסוּרִים, וּמְקַיֵּם אֱמוּנָתוֹ לִישֵׁנֵי עָפָר. מִי כָמוֹךָ בַעַל גְּבוּרוֹת, וּמִי דוֹמֶה לָּךְ, מֶלֶךְ מֵמִית וּמְחַיֶּה וּמַצְמִיחַ יְשׁוּעָה.</text:p>
      <text:p text:style-name="P30">בעשרת ימי תשובה: מִי כָמוֹךָ אָב הָרַחֲמִים , זוֹכֵר יְצוּרָיו לְחַיִּים בְּרַחֲמִים .</text:p>
      <text:p text:style-name="Text_20_body">וְנֶאֱמָן אַתָּה לְהַחֲיוֹת מֵתִים. בָּרוּךְ אַתָּה יְיָ , מְחַיֵּה הַמֵּתִים.</text:p>
      <text:p text:style-name="P33">בחזרת הש"ץ:</text:p>
      <text:p text:style-name="P32">נְקַדֵּשׁ אֶת שִׁמְךָ בָּעוֹלָם כְּשֵׁם שֶׁמַּקְדִּישִׁים אֹתוֹ בְּשְׁמֵי מָרוֹם . כַּכָּתוּב עַל יַד נְבִיאֶךָ: וְקָרָא זֶה אֶל-זָה וְאָמַר: <text:span text:style-name="T18">קָדוֹש קָדוֹש</text:span><text:span text:style-name="T10">, </text:span><text:span text:style-name="T18">קָדוֹש ה' צְבָאוֹת</text:span><text:span text:style-name="T10">. </text:span><text:span text:style-name="T18">מְלֹא כָל</text:span><text:span text:style-name="T10">-</text:span><text:span text:style-name="T18">הָאָרֶץ כְּבוֹדוֹ</text:span>.</text:p>
      <text:p text:style-name="P32">לְעֻמָּתָם בָּרוּךּ יֹאמֵרוּ : <text:span text:style-name="T18">בָּרוּךְ </text:span><text:span text:style-name="T12">כְּבוֹד-ה' מִמְּקוֹמוֹ</text:span><text:span text:style-name="T10">.</text:span></text:p>
      <text:p text:style-name="P32">וּבְדִבְרֵי קָדְשְׁךָ כָּתוּב לֵאמֹר: <text:span text:style-name="T18">יִמְלֹךְ ה' לְעוֹלָם אֱלֹהַיִךְ צִיּוֹן לְדֹר וָדֹר</text:span><text:span text:style-name="T10">, </text:span><text:span text:style-name="T18">הַלְלוּיָהּ</text:span><text:span text:style-name="T10">.</text:span></text:p>
      <text:p text:style-name="Text_20_body">אַתָּה קָדוֹשׁ וְשִׁמְךָ קָדוֹשׁ, וּקְדוֹשִׁים בְּכָל יוֹם יְהַלְלוּךָ סֶּלָה. בָּרוּךְ אַתָּה יְיָ, הָאֵל הַקָּדוֹשׁ.</text:p>
      <text:p text:style-name="P30">בעשרת ימי תשובה: הַמֶּלֶךְ הַקָּדוֹשׁ.</text:p>
      <text:p text:style-name="P28">אַתָּה חוֹנֵן לְאָדָם דַּעַת, וּמְלַמֵּד לֶאֱנוֹשׁ בִּינָה. <text:line-break/>חָנֵּנוּ מֵאִתְּךָ דֵּעָה בִּינָה וְהַשְׂכֵּל . בָּרוּךְ אַתָּה יי , חוֹנֵן הַדָּעַת.</text:p>
      <text:p text:style-name="P28">הֲשִׁיבֵנוּ אָבִינוּ לְתוֹרָתֶךָ, וְקָרְבֵנוּ מַלְכֵּנוּ לַעֲבוֹדָתֶךָ, וְהַחֲזִירֵנוּ בִתְשׁוּבָה שְׁלֵמָה לְפָנֶיךָ. בָּרוּךְ אַתָּה יי , הָרוֹצֶה בִתְשׁוּבָה.</text:p>
      <text:p text:style-name="P28">סְלַח לָנוּ אָבִינוּ כִּי חָטָאנוּ, מְחַל לָנוּ מַלְכֵּנוּ כִּי פָשַׁעְנוּ, כִּי מוֹחֵל וְסוֹלֵחַ אָתָּה. בָּרוּךְ אַתָּה יי , חַנּוּן הַמַּרְבֶּה לִסְלֹחַ.</text:p>
      <text:p text:style-name="Text_20_body">רְאֵה (נָא) בְעָנְיֵנוּ וְרִיבָה רִיבֵנוּ וּגְאָלֵנוּ מְהֵרָה לְמַעַן שְׁמֶךָ, כִּי גוֹאֵל חָזָק אָתָּה. בָּרוּךְ אַתָּה יי , גּוֹאֵל יִשְׂרָאֵל.</text:p>
      <text:p text:style-name="Text_20_body">רְפָאֵנוּ ה' וְנֵרָפֵא, הוֹשִׁיעֵנוּ וְנִוָּשֵׁעָה, כִּי תְהִלָּתֵנוּ אָתָּה, וְהַעֲלֵה רְפוּאָה שְׁלֵמָה לְכָל מַכּוֹתֵינוּ, כִּי אֵל מֶלֶךְ רוֹפֵא נֶאֱמָן וְרַחֲמָן אָתָּה. </text:p>
      <text:p text:style-name="P31"><text:span text:style-name="T9">אפשר להוסיף כאן תפילה על חולה</text:span> יהי רצון מלפניך ה' אלוקינו ואלוקי אבותינו שתשלח רפואה שלמה ל<text:span text:style-name="T19">שם החולה</text:span> בן/בת <text:span text:style-name="T19">שם האם</text:span>, רפואה שלמה, רפואת הנפש ורפואת הגוף, כדי שיהיה\שתהיה חזק\ה בבריאות הגוף והנשמה לקיים תורתך הקדושה, בתוך כל שאר חולי עמך ישראל ברחמים.</text:p>
      <text:p text:style-name="Text_20_body">בָּרוּךְ אַתָּה יְיָ , רוֹפֵא חוֹלֵי עַמּוֹ יִשְׂרָאֵל.</text:p>
      <text:p text:style-name="P17">בָּרֵךְ עָלֵינוּ יְיָ אֱלֹהֵינוּ אֶת הַשָּׁנָה הַזֹּאת וְאֶת כָּל מִינֵי תְבוּאָתָהּ לְטוֹבָה. וְתֵן <text:span text:style-name="T13">בחורף</text:span><text:span text:style-name="T5">:</text:span> טַל וּמָטָר לִבְרָכָה <text:span text:style-name="T13">בקיץ</text:span><text:span text:style-name="T5">:</text:span> בְּרָכָה עַל פְּנֵי הָאֲדָמָה, וְשַׂבְּעֵנוּ מִטּוּבֶךָ, וּבָרֵךְ שְׁנָתֵנוּ כַּשָּׁנִים הַטּוֹבוֹת. בָּרוּךְ אַתָּה יְיָ, מְבָרֵךְ הַשָּׁנִים. </text:p>
      <text:p text:style-name="P17">תְּקַע בְּשׁוֹפָר גָּדוֹל לְחֵרוּתֵנוּ, וְשָׂא נֵס לְקַבֵּץ גָּלֻיּוֹתֵינוּ, וְקַבְּצֵנוּ יַחַד מֵאַרְבַּע כַּנְפוֹת הָאָרֶץ . בָּרוּךְ אַתָּה יי , מְקַבֵּץ נִדְחֵי עַמּוֹ יִשְׂרָאֵל.</text:p>
      <text:p text:style-name="Text_20_body">הָשִׁיבָה שׁוֹפְטֵינוּ כְּבָרִאשׁוֹנָה, וְיוֹעֲצֵינוּ כְּבַתְּחִלָּה. וְהָסֵר מִמֶּנוּ יָגוֹן וַאֲנָחָה, וּמְלֹךְ עָלֵינוּ מְהֵרָה אַתָּה ה' לְבַדְּךָ, בְּחֶסֶד וּבְרַחֲמִים, וְצַדְּקֵנוּ בַּמִּשְׁפָּט .</text:p>
      <text:p text:style-name="Text_20_body">בָּרוּךְ אַתָּה יי, מֶלֶךְ אוֹהֵב צְדָקָה וּמִשְׁפָּט.</text:p>
      <text:p text:style-name="P30">בעשרת ימי תשובה: הַמֶּלֶך הַמִּשְׁפָּט</text:p>
      <text:p text:style-name="Text_20_body">וְלַמַּלְשִׁינִים אַל תְּהִי תִקְוָה, וְכָל הָרִשְׁעָה כְּרֶגַע תֹּאבֵד, וְכָל אֹיְבֵי עַמְּךָ מְהֵרָה יִכָּרֵתוּ, וְהַזֵּדִים מְהֵרָה תְעַקֵּר וּתְשַׁבֵּר וּתְמַגֵּר וְתַכְנִיעַ בִּמְהֵרָה בְיָמֵינוּ. בָּרוּךְ אַתָּה יי , שׁוֹבֵר אוֹיְבִים וּמַכְנִיעַ זֵדִים .</text:p>
      <text:p text:style-name="Text_20_body">עַל הַצַּדִּיקִים וְעַל הַחֲסִידִים וְעַל זִקְנֵי עַמְּךָ בֵית יִשְׂרָאֵל וְעַל פְּלֵיטַת סוׁפְרֵיהֶם וְעַל גֵּרֵי הַצֶּדֶק וְעָלֵינוּ, יֶהֱמוּ נָא רַחֲמֶיךָ יְהֹוָה אֱלֹהֵינוּ, וְתֵן שָׂכָר טוֹב לְכָל-הַבּוֹטְחִים בְּשִׁמְךָ בֶאֱמֶת, וְשִׂים חֶלְקֵנוּ עִמָּהֶם, וּלְעוֹלָם לֹא נֵבוֹשׁ כִּי-בְךָ בָטַחְנוּ. בָּרוּךְ אַתָּה יי , מִשְׁעָן וּמִבְטָח לַצַּדִּיקִים.</text:p>
      <text:p text:style-name="Text_20_body">וְלִירוּשָׁלַיִם עִירְךָ בְּרַחֲמִים תָּשׁוּב, וְתִשְׁכּוֹן בְּתוׁכָהּ כַּאֲשֶׁר דִּבַּרְתָּ, וּבְנֵה אוֹתָהּ בְּקָרוֹב בְּיָמֵינוּ בִּנְיָן עוֹלָם, וְכִסֵּא דָוִד עַבְדְּךָ מְהֵרָה לְתוֹכָהּ תָּכִין. בָּרוּךְ אַתָּה <text:soft-page-break/>יי , בּוֹנֵה יְרוּשָׁלָיִם.</text:p>
      <text:p text:style-name="Text_20_body">אֶת צֶמַח דָּוִד עַבְדְּךָ מְהֵרָה תַצְמִיחַ, וְקַרְנוּ תָרוּם בִּישׁוּעָתֶךָ. כִּי לִישׁוּעָתְךָ קִוִּינוּ כָל-הַיּוֹם. בָּרוּךְ אַתָּה יי , מַצְמִיחַ קֶרֶן יְשׁוּעָה.</text:p>
      <text:p text:style-name="Text_20_body">שְׁמַע קוֹלֵנוּ יְהֹוָה אֱלֹהֵינוּ, חוס ורחם עלינו , וְקַבֵּל בְּרַחֲמִים וּבְרָצוֹן אֶת תְּפִלָּתֵנוּ, כִּי אֵל שׁוֹמֵעַ תְּפִלּוֹת וְתַחֲנוּנִים אָתָּה, וּמִלְּפָנֶיךָ מַלְכֵּנוּ, רֵיקָם אַל-תְּשִׁיבֵנוּ.</text:p>
      <text:p text:style-name="Text_20_body"><text:span text:style-name="T9">כאן אפשר להוסיף בקשות אישיות</text:span><text:span text:style-name="T5">, </text:span><text:span text:style-name="T9">ויש אומרים שעדיף לומר בקשות אישיות לפני </text:span><text:span text:style-name="T5">"</text:span><text:span text:style-name="T9">יהיו לרצון</text:span><text:span text:style-name="T5">". </text:span></text:p>
      <text:p text:style-name="Text_20_body">כִּי אַתָּה שׁוֹמֵעַ תְּפִלַּת עַמְּךָ יִשְׂרָאֵל, בְּרַחֲמִים , בָּרוּךְ אַתָּה יי , שׁוֹמֵעַ תְּפִלָּה.</text:p>
      <text:p text:style-name="P28">רְצֵה יְיָ אֱלֹהֵינוּ בְּעַמְּךָ יִשְׂרָאֵל וּבִתְפִלָּתָם, וְהָשֵׁב אֶת הָעֲבוֹדָה לִדְבִיר בֵּיתֶךָ, וְאִשֵּׁי יִשְׂרָאֵל וּתְפִלָּתָם בְּאַהֲבָה תְּקַבֵּל בְּרָצוֹן, וּתְהִי לְרָצוֹן תָּמִיד עֲבוֹדַת יִשְׂרָאֵל עַמֶּךָ .</text:p>
      <text:p text:style-name="P26">בראש חודש ובחול המועד אומרים: אֱלֹהֵינוּ וֵאלֹהֵי אֲבוֹתֵינוּ, יַעֲלֶה וְיָבֹא יַגִּיעַ יֵרָאֶה וְיֵרָצֶה יִשָּׁמַע יִפָּקֵד וְיִזָּכֵר זִכְרוֹנֵנוּ וּפִקְדוֹנֵנוּ וְזִכְרוֹן אֲבוֹתֵינוּ, וְזִכְרוֹן מָשִׁיחַ בֶּן דָּוִד עַבְדֶּךָ וְזִכְרוֹן יְרוּשָׁלַיִם עִיר קָדְשְׁךָ וְזִכְרוֹן כָּל עַמְּךָ בֵּית יִשְׂרָאֵל לְפָנֶיךָ לִפְלֵטָה לְטוֹבָה לְחֵן לְחֶסֶד וּלְרַחֲמִים לְחַיִּים וּלְשָׁלוֹם בְּיוֹם</text:p>
      <text:list xml:id="list954130966" text:style-name="L2">
        <text:list-item>
          <text:p text:style-name="P42"><text:span text:style-name="T17">בראש חדש</text:span><text:span text:style-name="T16">:</text:span> רֹאשׁ חֹדֶשׁ הַזֶּה, </text:p>
        </text:list-item>
        <text:list-item>
          <text:p text:style-name="P37"><text:span text:style-name="T17">בחוה</text:span><text:span text:style-name="T16">"</text:span><text:span text:style-name="T17">מ פסח</text:span><text:span text:style-name="T16">:</text:span> חַג הַמַּצּוֹת הַזֶּה, </text:p>
        </text:list-item>
      </text:list>
      <text:list xml:id="list1055490336" text:style-name="L3">
        <text:list-item>
          <text:p text:style-name="P38"><text:span text:style-name="T17">בחוה</text:span><text:span text:style-name="T16">"</text:span><text:span text:style-name="T17">מ סוכות</text:span><text:span text:style-name="T16">:</text:span> חַג הַסֻּכּוֹת הַזֶּה, </text:p>
        </text:list-item>
      </text:list>
      <text:p text:style-name="P26">זָכְרֵנוּ יְהֹוָה אֱלֹהֵינוּ בּוֹ לְטוֹבָה, וּפָּקְדֵנוּ בוֹ לִבְרָכָה, וְהוֹשִׁיעֵנוּ בוֹ לְחַיִּים , בִּדְבַר יְשׁוּעָה וְרַחֲמִים; חוּס וְחָנֵּנוּ, וְרַחֵם עָלֵינוּ, וְהוֹשִׁיעֵנוּ כִּי אֵלֶיךָ עֵינֵינוּ, כִּי אֵל מֶלֶךְ חַנּוּן וְרַחוּם אָתָּה.</text:p>
      <text:p text:style-name="Text_20_body">וְתֶחֱזֶינָה עֵינֵינוּ בְּשׁוּבְךָ לְצִיּוֹן בְּרַחֲמִים. בָּרוּךְ אַתָּה יי , הַמַּחֲזִיר שְׁכִינָתוֹ לְצִיּוֹן.</text:p>
      <text:p text:style-name="Text_20_body">מוֹדִים אֲנַחְנוּ לָךְ, שָׁאַתָּה הוּא ה' אֱלֹהֵינוּ וֵאלֹהֵי אֲבוֹתֵינוּ לְעוֹלָם וָעֶד, צוּר חַיֵּינוּ וּמָגֵן יִשְׁעֵנוּ אַתָּה הוּא לְדֹר וָדֹר.נוֹדֶה לְּךָ וּנְסַפֵּר תְּהִלָּתֶךָ, עַל חַיֵּינוּ הַמְּסוּרִים בְּיָדֶיךָ, וְעַל נִשְׁמוֹתֵינוּ הַפְּקוּדוֹת לָךְ, וְעַל נִסֶּיךָ שֶׁבְּכָל-יוֹם עִמָּנוּ, וְעַל נִפְלְאוֹתֶיךָ שֶׁבְּכָל-עֵת, עֶרֶב וָבֹקֶר וְצָהֳרָיִם. הַטּוֹב! כִּי לֹא כָלוּ רַחֲמֶיךָ, הַמְּרַחֵם! כִּי לֹא תַמּוּ חֲסָדֶיךָ, מֵעוֹלָם קִוִּינוּ לָךְ.</text:p>
      <text:p text:style-name="P33">בחזרת הש"ץ אומרים הקהל:</text:p>
      <text:p text:style-name="P32">מוֹדִים אֲנַחְנוּ לָךְ, שָׁאַתָּה הוּא ה' אֱלֹהֵינוּ וֵאלֹהֵי אֲבוֹתֵינוּ, אֱלֹהֵי כָל-בָּשָׁר, יוֹצְרֵנוּ יוֹצֵר בְּרֵאשִׁית. בְּרָכוֹת וְהוֹדָאוֹת לְשִׁמְךָ הַגָּדוֹל וְהַקָּדוֹשׁ, עַל שֶׁהֶחֱיִיתָנוּ וְקִיַּמְתָּנוּ. כֵּן תְּחַיֵּנוּ וּתְקַיְּמֵנוּ וְתֶאֱסוֹף גָּלֻיּוֹתֵינוּ לְחַצְרוֹת קָדְשֶׁךָ, לִשְׁמֹר חֻקֶּיךָ וְלַעֲשׂוֹת רְצוֹנְךָ וּלְעָבְדְךָ בְלֵבָב שָׁלֵם, עַל שֶׁאֲנַחְנוּ מוֹדִים לָךְ, בָּרוּךְ אֵל הַהוֹדָאוֹת.</text:p>
      <text:section text:style-name="Sect1" text:name="NavFrame1">
        <text:p text:style-name="P24">בחנוכה ובפורים<text:span text:style-name="T6">: עַל הַנִּסִּים וְעַל הַפֻּרְקָן וְעַל הַגְּבוּרוֹת וְעַל הַתְּשׁוּעוֹת וְעַל הַנִּפְלָאוֹת וְעַל הַנֶּחָמוֹת שֶׁעָשִׂיתָ לַאֲבוֹתֵינוּ בַּיָּמִים הָהֵם בַּזְּמַן הַזֶּה.</text:span></text:p>
        <text:h text:style-name="P29" text:outline-level="3"><text:bookmark text:name=".D7.9C.D7.97.D7.A0.D7.95.D7.9B.D7.94"/>לחנוכה: <text:span text:style-name="T20">בִּימֵי מַתִּתְיָהו בֶן יוֹחָנָן כֹּהֵן גָּדוֹל חַשְׁמוֹנָאִי וּבָנָיו כְּשֶׁעָמְדָה מַלְכוּת יָוָן הָרְשָׁעָה עַל עַמְּךָ יִשְׂרָאֵל לְהשַׁכִּיחָם תּוֹרָתָךְ וּלְהַעֲבִירָם מֵחֻקֵּי רְצוֹנָךְ וְאַתָּה בְּרַחֲמֶיךָ הָרַבִּים עָמַדְתָּ לָהֶם בְּעֵת צָרָתָם רַבְתָּ אֶת רִיבָם דַּנְתָּ אֶת דִּינָם נָקַמְתָּ אֶת נִקְמָתָם מָסַרְתָּ גִבּוֹרִים בְּיַד חַלָּשִׁים וְרַבִּים בְּיַד מְעַטִּים וּטְמֵאִים בְּיַד טְהוֹרִים וּרְשָׁעִים בְּיַד צַדִּיקִים וְזֵדִים בְּיַד עוֹסְקֵי תוֹרָתֶךָ לְךָ עָשִׂיתָ שֵׁם גָּדוֹל וְקָדוֹשׁ בְּעוֹלָמָךְ וּלְעַמְּךָ יִשְׂרָאֵל עָשִׂיתָ תְּשׁוּעָה גְדוֹלָה וּפֻרְקָן כְּהַיּוֹם הַזֶּה וְאַחַר כֵּן בָּאוּ בָנֶיךָ לִדְבִיר בֵּיתֶךָ וּפִנּוּ אֶת הֵיכָלֶךָ וְטִהֲרוּ אֶת-מִקְדָּשֶׁךָ וְהִדְלִיקוּ נֵרוֹת בְּחַצְרוֹת קָדְשֶׁךָ וְקָבְעוּ שְׁמוֹנַת יְמֵי חֲנֻכָּה אֵלּוּ לְהוֹדוֹת וּלְהַלֵּל לְשִׁמְךָ הַגָּדוֹל.</text:span></text:h>
        <text:h text:style-name="P29" text:outline-level="3">לפורים <text:span text:style-name="T20">בִּימֵי מָרְדְּכַי וְאֶסְתֵּר בְּשׁוּשַׁן הַבִּירָה כְּשֶׁעָמַד עֲלֵיהֶם הָמָן הָרָשָׁע בִּקֵּשׁ לְהַשְׁמִיד לַהֲרוֹג וּלְאַבֵּד אֶת-כָּל-הַיְּהוּדִים מִנַּעַר וְעַד זָקֵן טַף וְנָשִׁים בְּיוֹם אֶחָד בִּשְׁלֹשָׁה עָשָׂר לְחֹדֶשׁ שְׁנֵים עָשָׂר הוּא חֹדֶשׁ אֲדָר וּשְׁלָלָם לָבוֹז וְאַתָּה בְּרַחֲמֶיךָ הָרַבִּים הֵפַרְתָּ אֶת עֲצָתוֹ וְקִלְקַלְתָּ אֶת מַחֲשַׁבְתּוֹ וַהֲשֵׁבוֹתָ-לוֹ גְמוּלוֹ בְרֹאשׁוֹ וְתָלוּ אוֹתוֹ וְאֶת בָּנָיו עַל הָעֵץ וְעָשִׂיתָ עִמָּהֶם נִסִּים וְנִפְלָאוֹת וְנוֹדֶה לְשִׁמְךָ הַגָּדוֹל סֶלָה.</text:span></text:h>
      </text:section>
      <text:p text:style-name="Text_20_body">וְעַל כֻּלָּם יִתְבָּרַךְ וְיִתְרוֹמַם שִׁמְךָ מַלְכֵּנוּ תָּמִיד , לְעוֹלָם וָעֶד.</text:p>
      <text:p text:style-name="P30">בעשרת ימי תשובה: וּכְתֹב לְחַיִּים טוֹבִים כָּל-בְּנֵי בְרִיתֶךָ.</text:p>
      <text:p text:style-name="Text_20_body">וְכָל-הַחַיִּים יוֹדוּךָ סֶּלָה, וִיהַלְלוּ אֶת-שִׁמְךָ בֶּאֱמֶת, , הָאֵל יְשׁוּעָתֵנוּ וְעֶזְרָתֵנוּ סֶלָה.</text:p>
      <text:p text:style-name="P25">בָּרוּךְ אַתָּה ה', הַטּוֹב שִׁמְךָ וּלְךָ נָאֶה לְהוֹדוֹת.</text:p>
      <text:p text:style-name="Text_20_body">שָׁלוֹם רָב עַל יִשְׂרָאֵל עַמְּךָ תָּשִׂים לְעוֹלָם כִּי אַתָּה הוּא מֶלֶךְ אָדוֹן לְכָל הַשָּׁלוֹם. וְטוֹב בְּעֵינֶיךָ לְבָרֵךְ אֶת- עַמְּךָ יִשְׂרָאֵל בכל עת ובכל שעה בשלומך .</text:p>
      <text:p text:style-name="P30">בעשרת ימי תשובה: בְּסֵפֶר חַיִּים, בְּרָכָה וְשָׁלוֹם, וּפַרְנָסָה טוֹבָה , נִזָּכֵר וְנִכָּתֵב לְפָנֶיךָ, אֲנַחְנוּ וְכָל-עַמְּךָ בֵּית יִשְׂרָאֵל, לְחַיִּים טוֹבִים וּלְשָׁלוֹם.</text:p>
      <text:p text:style-name="P25">בָּרוּךְ אַתָּה ה', הַמְבָרֵךְ אֶת עַמּוֹ יִשְׂרָאֵל בַּשָּׁלוֹם.</text:p>
      <text:p text:style-name="P39"/>
      <text:p text:style-name="Text_20_body">אֱלֹהַי! נְצֹר לְשׁוֹנִי מֵרָע, וּשְׂפָתַי מִדַּבֵּר מִרְמָה, וְלִמְקַלְלַי נַפְשִׁי תִדֹּם, וְנַפְשִׁי כֶּעָפָר לַכֹּל תִּהְיֶה, פְּתַח לִבִּי בְּתוֹרָתֶךָ, וּבְמִצְווֹתֶיךָ תִּרְדֹּף נַפְשִׁי. וְכָל הַחוֹשְׁבִים עָלַי רָעָה , מְהֵרָה הָפֵר עֲצָתָם וְקַלְקֵל מַחְשְבוֹתָם. עֲשֵׂה לְמַעַן שְׁמֶךָ, עֲשֵׂה לְמַעַן יְמִינֶךָ , עֲשֵׂה לְמַעַן תּוֹרָתֶךָ , עֲשֵׂה לְמַעַן קְדֻשָּׁתֶךָ , לְמַעַן יֵחָלְצוּן יְדִידֶיךָ. הוֹשִׁיעָה יְמִינְךָ וַעֲנֵנִי.</text:p>
      <text:p text:style-name="Text_20_body"><text:span text:style-name="T9">יש הנוהגים לומר כאן פסוק המתחיל וגומר באות שבה מתחיל ומסתיים שמו הפרטי</text:span><text:span text:style-name="T5">.</text:span></text:p>
      <text:p text:style-name="Text_20_body"><text:span text:style-name="T15">יִהְיוּ לְרָצוֹן אִמְרֵי פִי וְהֶגְיוֹן לִבִּי לְפָנֶיךָ יְהוָה צוּרִי וְגֹאֲלִי</text:span><text:span text:style-name="T14">.</text:span> </text:p>
      <text:p text:style-name="Text_20_body">עֹשֶׂה שָׁלוֹם<text:span text:style-name="T6"> (</text:span><text:span text:style-name="T7">בעשרת ימי תשובה</text:span><text:span text:style-name="T8">:</text:span><text:span text:style-name="T6"> הַשָּׁלוֹם)</text:span> בִּמְרוֹמָיו, הוּא יַעֲשֶׂה שָׁלוֹם עָלֵינוּ, וְעַל כָּל-עַמּוֹ יִשְׂרָאֵל, וְאִמְרוּ אָמֵן.</text:p>
      <text:p text:style-name="Text_20_body">יְהִי רָצוֹן מִלְּפָנֶיךָ, יְיָ אֱלֹהֵינוּ וֵאלֹהֵי אֲבוֹתֵינוּ, שֶׁיִבָּנֶה בֵית הַמִּקְדָּשׁ בִּמְהֵרָה בְיָמֵינוּ וְתַן חֶלְקֵנוּ בְּתוֹרָתֶךָ. וְשָׁם נַעֲבָדְךָ בְּיִרְאָה כִּימֵי עוֹלָם וּכְשָׁנִים קַדְמוֹנִיּוֹת. <text:span text:style-name="T15">וְעָרְבָה לה' מִנְחַת יְהוּדָה וִירוּשָׁלָ‍ִם כִּימֵי עוֹלָם וּכְשָׁנִים קַדְמֹנִיּוֹת</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avid" svg:font-family="David"/>
    <style:font-face style:name="OpenSymbol" svg:font-family="OpenSymbol"/>
    <style:font-face style:name="david" svg:font-family="david"/>
    <style:font-face style:name="times new roman" svg:font-family="'times new roman'"/>
    <style:font-face style:name="Tahoma1" svg:font-family="Tahoma" style:font-family-generic="swiss"/>
    <style:font-face style:name="Frank Ruehl CLM" svg:font-family="'Frank Ruehl CL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achlieli CLM" svg:font-family="'Nachlieli CLM'"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homa" style:font-size-asian="12pt" style:language-asian="zxx"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Tahoma" style:font-size-asian="24pt" style:font-weight-asian="bold" style:font-name-complex="Tahoma"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style:font-name="Frank Ruehl CLM" fo:font-size="14pt" fo:font-weight="bold" style:font-name-asian="DejaVu Sans" style:font-size-asian="14pt" style:font-weight-asian="bold" style:font-name-complex="Nachlieli CLM"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Title" style:next-style-name="Text_20_body" style:default-outline-level="4" style:list-style-name="" style:class="text">
      <style:text-properties style:font-name="Frank Ruehl CLM" fo:font-size="12pt" fo:font-weight="bold" style:font-name-asian="DejaVu Sans" style:font-size-asian="12pt" style:font-weight-asian="bold" style:font-name-complex="Nachlieli CLM" style:font-size-complex="12pt" style:font-weight-complex="bold"/>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shadow="none" style:writing-mode="rl-tb" style:footnote-max-height="0cm">
        <style:columns fo:column-count="2">
          <style:column style:rel-width="5102*" fo:start-indent="0cm" fo:end-indent="0.099cm"/>
          <style:column style:rel-width="5103*" fo:start-indent="0.099cm" fo:end-indent="0cm"/>
        </style:columns>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4T03:18:31.14</meta:creation-date>
    <dc:date>2010-11-05T13:41:28</dc:date>
    <meta:editing-duration>PT03H45M07S</meta:editing-duration>
    <meta:editing-cycles>77</meta:editing-cycles>
    <meta:generator>OpenOffice.org/3.2$Unix OpenOffice.org_project/320m12$Build-9483</meta:generator>
    <dc:creator>Erel Segal</dc:creator>
    <meta:document-statistic meta:table-count="0" meta:image-count="0" meta:object-count="0" meta:page-count="6" meta:paragraph-count="109" meta:word-count="3598" meta:character-count="21718"/>
  </office:meta>
</office:document-meta>
</file>